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NimbusRomNo9L-Regu" svg:font-family="NimbusRomNo9L-Regu" style:font-family-generic="system"/>
    <style:font-face style:name="NimbusRomNo9L-ReguItal" svg:font-family="NimbusRomNo9L-ReguItal" style:font-family-generic="system"/>
    <style:font-face style:name="NimbusSanL-Regu" svg:font-family="NimbusSanL-Regu" style:font-family-generic="system"/>
    <style:font-face style:name="SFRM0800" svg:font-family="SFRM0800" style:font-family-generic="system"/>
    <style:font-face style:name="SFRM1200" svg:font-family="SFRM1200" style:font-family-generic="system"/>
    <style:font-face style:name="SFTI1200" svg:font-family="SFTI1200" style:font-family-generic="system"/>
    <style:font-face style:name="Times-Bold" svg:font-family="Times-Bold" style:font-family-generic="system"/>
    <style:font-face style:name="Times-BoldItalic" svg:font-family="Times-BoldItalic" style:font-family-generic="system"/>
    <style:font-face style:name="Times-Italic" svg:font-family="Times-Italic" style:font-family-generic="system"/>
    <style:font-face style:name="Times-Roman" svg:font-family="Times-Roman"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Tabela1" style:family="table">
      <style:table-properties style:width="25.7cm" fo:margin-left="0.079cm" table:align="left"/>
    </style:style>
    <style:style style:name="Tabela1.A" style:family="table-column">
      <style:table-column-properties style:column-width="4.279cm"/>
    </style:style>
    <style:style style:name="Tabela1.B" style:family="table-column">
      <style:table-column-properties style:column-width="6.094cm"/>
    </style:style>
    <style:style style:name="Tabela1.C" style:family="table-column">
      <style:table-column-properties style:column-width="7.557cm"/>
    </style:style>
    <style:style style:name="Tabela1.D" style:family="table-column">
      <style:table-column-properties style:column-width="1.155cm"/>
    </style:style>
    <style:style style:name="Tabela1.E" style:family="table-column">
      <style:table-column-properties style:column-width="6.615cm"/>
    </style:style>
    <style:style style:name="Tabela1.A1" style:family="table-cell">
      <style:table-cell-properties fo:padding="0.097cm" fo:border-left="0.25pt solid #000000" fo:border-right="none" fo:border-top="0.25pt solid #000000" fo:border-bottom="0.25pt solid #000000"/>
    </style:style>
    <style:style style:name="Tabela1.E1" style:family="table-cell">
      <style:table-cell-properties fo:padding="0.097cm" fo:border="0.25pt solid #000000"/>
    </style:style>
    <style:style style:name="Tabela1.A2" style:family="table-cell">
      <style:table-cell-properties fo:padding="0.097cm" fo:border-left="0.25pt solid #000000" fo:border-right="none" fo:border-top="none" fo:border-bottom="0.25pt solid #000000"/>
    </style:style>
    <style:style style:name="Tabela1.E2" style:family="table-cell">
      <style:table-cell-properties fo:padding="0.097cm"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style:font-name="Arial" fo:font-weight="bold" style:font-weight-asian="bold" style:font-weight-complex="bold"/>
    </style:style>
    <style:style style:name="P2" style:family="paragraph" style:parent-style-name="Table_20_Contents">
      <style:paragraph-properties fo:text-align="justify" style:justify-single-word="false"/>
      <style:text-properties style:font-name="Arial" fo:font-weight="bold" style:font-weight-asian="bold" style:font-weight-complex="bold"/>
    </style:style>
    <style:style style:name="P3" style:family="paragraph" style:parent-style-name="Table_20_Contents">
      <style:paragraph-properties fo:text-align="justify" style:justify-single-word="false"/>
      <style:text-properties style:font-name="Arial"/>
    </style:style>
    <style:style style:name="P4" style:family="paragraph" style:parent-style-name="Table_20_Contents">
      <style:paragraph-properties fo:text-align="justify" style:justify-single-word="false"/>
      <style:text-properties style:font-name="Arial" fo:language="en" fo:country="US"/>
    </style:style>
    <style:style style:name="P5" style:family="paragraph" style:parent-style-name="Table_20_Contents">
      <style:paragraph-properties fo:text-align="justify" style:justify-single-word="false"/>
      <style:text-properties style:font-name="Arial" fo:language="en" fo:country="US" fo:font-weight="bold" style:font-weight-asian="bold" style:font-weight-complex="bold"/>
    </style:style>
    <style:style style:name="P6" style:family="paragraph" style:parent-style-name="Table_20_Contents">
      <style:paragraph-properties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paragraph-properties fo:line-height="150%"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Standard">
      <style:paragraph-properties fo:line-height="150%"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style:line-height-at-least="0.176cm" fo:text-align="justify" style:justify-single-word="false"/>
    </style:style>
    <style:style style:name="P13" style:family="paragraph" style:parent-style-name="Table_20_Contents">
      <style:paragraph-properties fo:margin-left="0.079cm" fo:margin-right="-0.009cm" fo:text-align="justify" style:justify-single-word="false" fo:text-indent="-0.03cm" style:auto-text-indent="false">
        <style:tab-stops/>
      </style:paragraph-properties>
      <style:text-properties style:font-name="Arial"/>
    </style:style>
    <style:style style:name="P14" style:family="paragraph" style:parent-style-name="Table_20_Contents">
      <style:paragraph-properties fo:margin-left="-0.009cm" fo:margin-right="-0.009cm" fo:text-align="justify" style:justify-single-word="false" fo:text-indent="0cm" style:auto-text-indent="false">
        <style:tab-stops/>
      </style:paragraph-properties>
      <style:text-properties style:font-name="Arial"/>
    </style:style>
    <style:style style:name="P15" style:family="paragraph" style:parent-style-name="Standard">
      <style:paragraph-properties fo:margin-left="0cm" fo:margin-right="-0.09cm" style:line-height-at-least="0.176cm" fo:text-align="justify" style:justify-single-word="false" fo:text-indent="1.249cm" style:auto-text-indent="false"/>
    </style:style>
    <style:style style:name="P16" style:family="paragraph" style:parent-style-name="Standard">
      <style:paragraph-properties fo:margin-left="0cm" fo:margin-right="0cm" fo:text-align="justify" style:justify-single-word="false" fo:text-indent="1.251cm" style:auto-text-indent="false"/>
    </style:style>
    <style:style style:name="P17" style:family="paragraph" style:parent-style-name="Standard">
      <style:paragraph-properties fo:margin-left="0cm" fo:margin-right="0cm" fo:text-align="justify" style:justify-single-word="false" fo:text-indent="1.251cm" style:auto-text-indent="false"/>
      <style:text-properties style:font-name="Arial"/>
    </style:style>
    <style:style style:name="P18" style:family="paragraph" style:parent-style-name="Standard">
      <style:paragraph-properties fo:margin-left="0cm" fo:margin-right="0cm" fo:text-align="justify" style:justify-single-word="false" fo:text-indent="1.251cm" style:auto-text-indent="false"/>
      <style:text-properties style:font-name="Times-Roman" style:letter-kerning="false" style:font-name-complex="Times-Roman" style:language-complex="ar" style:country-complex="SA"/>
    </style:style>
    <style:style style:name="P19" style:family="paragraph" style:parent-style-name="Standard">
      <style:paragraph-properties fo:margin-left="0cm" fo:margin-right="0cm" fo:text-align="justify" style:justify-single-word="false" fo:text-indent="1.251cm" style:auto-text-indent="false"/>
      <style:text-properties style:font-name="NimbusRomNo9L-Regu" fo:font-size="11pt" style:letter-kerning="false" style:font-size-asian="11pt" style:font-name-complex="NimbusRomNo9L-Regu" style:font-size-complex="11pt" style:language-complex="ar" style:country-complex="SA"/>
    </style:style>
    <style:style style:name="P20"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21" style:family="paragraph" style:parent-style-name="Normal">
      <style:paragraph-properties fo:orphans="2" fo:widows="2" fo:hyphenation-ladder-count="no-limit" style:text-autospace="none" style:vertical-align="auto"/>
      <style:text-properties style:font-name="Times-Roman" style:letter-kerning="false" style:font-name-complex="Times-Roman" style:language-complex="ar" style:country-complex="SA" fo:hyphenate="true" fo:hyphenation-remain-char-count="0" fo:hyphenation-push-char-count="0"/>
    </style:style>
    <style:style style:name="P22"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23" style:family="paragraph" style:parent-style-name="Normal">
      <style:paragraph-properties fo:orphans="2" fo:widows="2" fo:hyphenation-ladder-count="no-limit" style:text-autospace="none" style:vertical-align="auto"/>
      <style:text-properties style:font-name="NimbusRomNo9L-Regu" fo:font-size="11pt" style:letter-kerning="false" style:font-size-asian="11pt" style:font-name-complex="NimbusRomNo9L-Regu" style:font-size-complex="11pt" style:language-complex="ar" style:country-complex="SA" fo:hyphenate="true" fo:hyphenation-remain-char-count="0" fo:hyphenation-push-char-count="0"/>
    </style:style>
    <style:style style:name="P24" style:family="paragraph" style:parent-style-name="Normal">
      <style:paragraph-properties fo:orphans="2" fo:widows="2" fo:hyphenation-ladder-count="no-limit" style:text-autospace="none" style:vertical-align="auto"/>
      <style:text-properties fo:color="#000000" style:font-name="NimbusRomNo9L-Regu" fo:font-size="11pt" style:letter-kerning="false" style:font-size-asian="11pt" style:font-name-complex="NimbusRomNo9L-Regu" style:font-size-complex="11pt" style:language-complex="ar" style:country-complex="SA" fo:hyphenate="true" fo:hyphenation-remain-char-count="0" fo:hyphenation-push-char-count="0"/>
    </style:style>
    <style:style style:name="P25" style:family="paragraph" style:parent-style-name="Normal">
      <style:paragraph-properties fo:orphans="2" fo:widows="2" fo:hyphenation-ladder-count="no-limit" style:text-autospace="none" style:vertical-align="auto"/>
      <style:text-properties style:font-name="Arial" fo:hyphenate="true" fo:hyphenation-remain-char-count="0" fo:hyphenation-push-char-count="0"/>
    </style:style>
    <style:style style:name="P26" style:family="paragraph" style:parent-style-name="Normal">
      <style:paragraph-properties fo:orphans="2" fo:widows="2" fo:hyphenation-ladder-count="no-limit" style:text-autospace="none" style:vertical-align="auto"/>
      <style:text-properties style:font-name="SFRM1200" style:letter-kerning="false" style:font-name-complex="SFRM1200" style:language-complex="ar" style:country-complex="SA" fo:hyphenate="true" fo:hyphenation-remain-char-count="0" fo:hyphenation-push-char-count="0"/>
    </style:style>
    <style:style style:name="P27" style:family="paragraph" style:parent-style-name="Heading_20_1" style:master-page-name="MP0">
      <style:paragraph-properties style:page-number="auto" fo:break-before="page"/>
    </style:style>
    <style:style style:name="P28" style:family="paragraph" style:parent-style-name="Standard" style:list-style-name="WWNum1">
      <style:paragraph-properties fo:margin-left="0cm" fo:margin-right="0cm" style:line-height-at-least="0.176cm" fo:text-align="justify" style:justify-single-word="false" fo:text-indent="0.501cm" style:auto-text-indent="false"/>
      <style:text-properties style:font-name="Arial" fo:language="pt" fo:country="PT" style:font-name-complex="Arial"/>
    </style:style>
    <style:style style:name="P29" style:family="paragraph" style:parent-style-name="Standard" style:list-style-name="WWNum1">
      <style:paragraph-properties fo:margin-left="0cm" fo:margin-right="0cm" style:line-height-at-least="0.176cm" fo:text-align="justify" style:justify-single-word="false" fo:text-indent="0.501cm" style:auto-text-indent="false"/>
    </style:style>
    <style:style style:name="P30" style:family="paragraph" style:parent-style-name="Table_20_Contents">
      <style:paragraph-properties fo:text-align="justify" style:justify-single-word="false"/>
      <style:text-properties style:font-name="Arial"/>
    </style:style>
    <style:style style:name="T1" style:family="text">
      <style:text-properties style:font-name="Arial"/>
    </style:style>
    <style:style style:name="T2" style:family="text">
      <style:text-properties style:font-name="Arial" fo:language="en" fo:country="US"/>
    </style:style>
    <style:style style:name="T3" style:family="text">
      <style:text-properties style:font-name="Arial" fo:language="pt" fo:country="PT" style:font-name-complex="Arial"/>
    </style:style>
    <style:style style:name="T4" style:family="text">
      <style:text-properties style:font-name="Arial" style:font-name-complex="Arial"/>
    </style:style>
    <style:style style:name="T5" style:family="text">
      <style:text-properties fo:color="#00000a" style:font-name="Arial" fo:language="pt" fo:country="PT" style:text-underline-style="none" style:font-name-complex="Arial"/>
    </style:style>
    <style:style style:name="T6" style:family="text">
      <style:text-properties fo:font-size="11.5pt" style:font-size-asian="11.5pt" style:font-size-complex="11.5pt"/>
    </style:style>
    <style:style style:name="T7" style:family="text">
      <style:text-properties fo:font-size="11.5pt" fo:font-style="italic" style:font-size-asian="11.5pt" style:font-style-asian="italic" style:font-size-complex="11.5pt" style:font-style-complex="italic"/>
    </style:style>
    <style:style style:name="T8" style:family="text">
      <style:text-properties style:font-name="Times-Roman" style:letter-kerning="false" style:font-name-complex="Times-Roman" style:language-complex="ar" style:country-complex="SA"/>
    </style:style>
    <style:style style:name="T9" style:family="text">
      <style:text-properties style:font-name="Times-Roman" fo:font-size="8pt" style:letter-kerning="false" style:font-size-asian="8pt" style:font-name-complex="Times-Roman" style:font-size-complex="8pt" style:language-complex="ar" style:country-complex="SA"/>
    </style:style>
    <style:style style:name="T10" style:family="text">
      <style:text-properties style:font-name="Times-Roman" fo:language="en" fo:country="US" style:letter-kerning="false" style:font-name-complex="Times-Roman" style:language-complex="ar" style:country-complex="SA"/>
    </style:style>
    <style:style style:name="T11" style:family="text">
      <style:text-properties style:font-name="Times-Italic" fo:font-style="italic" style:letter-kerning="false" style:font-style-asian="italic" style:font-name-complex="Times-Italic" style:language-complex="ar" style:country-complex="SA" style:font-style-complex="italic"/>
    </style:style>
    <style:style style:name="T12" style:family="text">
      <style:text-properties style:font-name="Times-Italic" fo:language="en" fo:country="US" fo:font-style="italic" style:letter-kerning="false" style:font-style-asian="italic" style:font-name-complex="Times-Italic" style:language-complex="ar" style:country-complex="SA" style:font-style-complex="italic"/>
    </style:style>
    <style:style style:name="T13" style:family="text">
      <style:text-properties style:font-name="Symbol" style:letter-kerning="false" style:font-name-complex="Symbol" style:language-complex="ar" style:country-complex="SA"/>
    </style:style>
    <style:style style:name="T14" style:family="text">
      <style:text-properties style:font-name="Times-Bold" fo:font-weight="bold" style:letter-kerning="false" style:font-weight-asian="bold" style:font-name-complex="Times-Bold" style:language-complex="ar" style:country-complex="SA" style:font-weight-complex="bold"/>
    </style:style>
    <style:style style:name="T15" style:family="text">
      <style:text-properties style:font-name="Times-BoldItalic" fo:font-style="italic" fo:font-weight="bold" style:letter-kerning="false" style:font-style-asian="italic" style:font-weight-asian="bold" style:font-name-complex="Times-BoldItalic" style:language-complex="ar" style:country-complex="SA" style:font-style-complex="italic" style:font-weight-complex="bold"/>
    </style:style>
    <style:style style:name="T16" style:family="text">
      <style:text-properties style:font-name="NimbusSanL-Regu" fo:font-size="10pt" style:letter-kerning="false" style:font-size-asian="10pt" style:font-name-complex="NimbusSanL-Regu" style:font-size-complex="10pt" style:language-complex="ar" style:country-complex="SA"/>
    </style:style>
    <style:style style:name="T17" style:family="text">
      <style:text-properties style:font-name="NimbusRomNo9L-Regu" fo:font-size="11pt" style:letter-kerning="false" style:font-size-asian="11pt" style:font-name-complex="NimbusRomNo9L-Regu" style:font-size-complex="11pt" style:language-complex="ar" style:country-complex="SA"/>
    </style:style>
    <style:style style:name="T18" style:family="text">
      <style:text-properties style:font-name="NimbusRomNo9L-ReguItal" fo:font-size="11pt" fo:font-style="italic" style:letter-kerning="false" style:font-size-asian="11pt" style:font-style-asian="italic" style:font-name-complex="NimbusRomNo9L-ReguItal" style:font-size-complex="11pt" style:language-complex="ar" style:country-complex="SA" style:font-style-complex="italic"/>
    </style:style>
    <style:style style:name="T19" style:family="text">
      <style:text-properties fo:color="#000000" style:font-name="NimbusRomNo9L-Regu" fo:font-size="11pt" style:letter-kerning="false" style:font-size-asian="11pt" style:font-name-complex="NimbusRomNo9L-Regu" style:font-size-complex="11pt" style:language-complex="ar" style:country-complex="SA"/>
    </style:style>
    <style:style style:name="T20" style:family="text">
      <style:text-properties fo:color="#000000" style:font-name="NimbusRomNo9L-ReguItal" fo:font-size="11pt" fo:font-style="italic" style:letter-kerning="false" style:font-size-asian="11pt" style:font-style-asian="italic" style:font-name-complex="NimbusRomNo9L-ReguItal" style:font-size-complex="11pt" style:language-complex="ar" style:country-complex="SA" style:font-style-complex="italic"/>
    </style:style>
    <style:style style:name="T21" style:family="text">
      <style:text-properties fo:color="#ff0000" style:font-name="NimbusRomNo9L-Regu" fo:font-size="8pt" style:letter-kerning="false" style:font-size-asian="8pt" style:font-name-complex="NimbusRomNo9L-Regu" style:font-size-complex="8pt" style:language-complex="ar" style:country-complex="SA"/>
    </style:style>
    <style:style style:name="T22" style:family="text">
      <style:text-properties style:font-name="SFRM1200" style:letter-kerning="false" style:font-name-complex="SFRM1200" style:language-complex="ar" style:country-complex="SA"/>
    </style:style>
    <style:style style:name="T23" style:family="text">
      <style:text-properties style:font-name="SFTI1200" style:letter-kerning="false" style:font-name-complex="SFTI1200" style:language-complex="ar" style:country-complex="SA"/>
    </style:style>
    <style:style style:name="T24" style:family="text">
      <style:text-properties style:font-name="SFRM0800" fo:font-size="8pt" style:letter-kerning="false" style:font-size-asian="8pt" style:font-name-complex="SFRM0800" style:font-size-complex="8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Diretório</text:p>
          </table:table-cell>
          <table:table-cell table:style-name="Tabela1.A1" office:value-type="string">
            <text:p text:style-name="P1">Referência Bibliográfica</text:p>
          </table:table-cell>
          <table:table-cell table:style-name="Tabela1.A1" office:value-type="string">
            <text:p text:style-name="P1">Descrever</text:p>
          </table:table-cell>
          <table:table-cell table:style-name="Tabela1.A1" office:value-type="string">
            <text:p text:style-name="P1">Pág.</text:p>
          </table:table-cell>
          <table:table-cell table:style-name="Tabela1.E1" office:value-type="string">
            <text:p text:style-name="P1">Trecho</text:p>
          </table:table-cell>
        </table:table-row>
        <table:table-row>
          <table:table-cell table:style-name="Tabela1.A2" table:number-rows-spanned="19" office:value-type="string">
            <text:p text:style-name="P3">Docs/Artigos/CRM/1 VALENTE - TCC</text:p>
            <text:p text:style-name="P3"/>
          </table:table-cell>
          <table:table-cell table:style-name="Tabela1.A2" office:value-type="string">
            <text:p text:style-name="P9">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 .</text:p>
          </table:table-cell>
          <table:table-cell table:style-name="Tabela1.A2" office:value-type="string">
            <text:p text:style-name="P13">Segundo Rapp e Collins (1996:252) As fases do Marketing.estão dividas em:</text:p>
            <text:p text:style-name="P14">Era do Marketing, Era da Segmentação, Era do Marketing de Nicho, Era do Cliente.</text:p>
            <text:p text:style-name="P14"/>
          </table:table-cell>
          <table:table-cell table:style-name="Tabela1.A2" office:value-type="string">
            <text:p text:style-name="P3">26</text:p>
          </table:table-cell>
          <table:table-cell table:style-name="Tabela1.E2" office:value-type="string">
            <text:p text:style-name="P3">Era do Marketing de Massa: a era da produção em massa e da propaganda de massa emergiu</text:p>
            <text:p text:style-name="P3">após a Segunda Grande Guerra e teve seu apogeu nos anos 50 e 60. O cliente transformou-se em</text:p>
            <text:p text:style-name="P3">consumidor, revelando pela própria natureza do nome um distanciamento no relacionamento,</text:p>
            <text:p text:style-name="P3">uma vez que a empresa não estava interessada em conhecê-los.</text:p>
            <text:p text:style-name="P3">Era da Segmentação: na década de 70 proliferaram técnicas de segmentação de mercado,</text:p>
            <text:p text:style-name="P3">permitindo dirigir o esforço de marketing a grupos de consumidores mais homogêneos. A partir</text:p>
            <text:p text:style-name="P3">desse momento, as empresas foram obrigadas a buscar informações sobre os cliente a fim de</text:p>
            <text:p text:style-name="P3">dividi-los em grupos semelhantes.</text:p>
            <text:p text:style-name="P3">Era do Marketing de Nicho: Nos anos 80 o mercado foi repartido em grupos cada vez</text:p>
            <text:p text:style-name="P3">menores de consumidores – cada grupo com necessidades e <text:soft-page-break/>desejos específicos.</text:p>
            <text:p text:style-name="P3">Era do Cliente: nos anos 90 os consumidores quiseram voltar a ser clientes, no sentido de</text:p>
            <text:p text:style-name="P3">serem tratados como indivíduos, com suas necessidades entendidas e atendidas com produtos ou</text:p>
            <text:p text:style-name="P3">serviços de maior qualidade e valor extra.</text:p>
          </table:table-cell>
        </table:table-row>
        <table:table-row>
          <table:covered-table-cell/>
          <table:table-cell table:style-name="Tabela1.A2" office:value-type="string">
            <text:p text:style-name="P3"/>
            <text:p text:style-name="P4">BERRY, Leonard L., "Relationship Marketing," Emerging Perspectives in Services Marketing,</text:p>
            <text:p text:style-name="P4">American Marketing Association – Chicago, Illinois: 1983.</text:p>
          </table:table-cell>
          <table:table-cell table:style-name="Tabela1.A2" office:value-type="string">
            <text:p text:style-name="P3">A primeira citação sobre o marketing de relacionamento veio do autor BERRY (1986), onde este enfatizava a atração, manutenção e organização na relação com os clientes.</text:p>
          </table:table-cell>
          <table:table-cell table:style-name="Tabela1.A2" office:value-type="string">
            <text:p text:style-name="P3">34</text:p>
          </table:table-cell>
          <table:table-cell table:style-name="Tabela1.E2" office:value-type="string">
            <text:p text:style-name="P3">O conceito de Marketing de Relacionamento não é novo. Berry (1983) foi o primeiro</text:p>
            <text:p text:style-name="P3">autor a utilizar a expressão definindo como “a atração, manutenção e – em organizações</text:p>
            <text:p text:style-name="P3">multisserviços – a ênfase nos relacionamento com clientes”.</text:p>
          </table:table-cell>
        </table:table-row>
        <table:table-row>
          <table:covered-table-cell/>
          <table:table-cell table:style-name="Tabela1.A2" office:value-type="string">
            <text:p text:style-name="P3">GREENBERG, Paul. Os quatro ases do CRM – HSM Management, março-abril de 2002.</text:p>
          </table:table-cell>
          <table:table-cell table:style-name="Tabela1.A2" office:value-type="string">
            <text:p text:style-name="P3"/>
          </table:table-cell>
          <table:table-cell table:style-name="Tabela1.A2" office:value-type="string">
            <text:p text:style-name="P3">39</text:p>
          </table:table-cell>
          <table:table-cell table:style-name="Tabela1.E2" office:value-type="string">
            <text:p text:style-name="P3"><text:s/>No século XXI, o cliente é o</text:p>
            <text:p text:style-name="P3">indivíduo ou grupo que troca valor com outra pessoa ou grupo (Greenberg, 2002:48).</text:p>
          </table:table-cell>
        </table:table-row>
        <table:table-row>
          <table:covered-table-cell/>
          <table:table-cell table:style-name="Tabela1.A2" table:number-rows-spanned="2" office:value-type="string">
            <text:p text:style-name="P3">ROSA, Fernando de, Canais de atendimento eletrônico e satisfação, retenção e rentabilidade</text:p>
            <text:p text:style-name="P3">de clientes em bancos / Fernando de Rosa. – São Paulo, Faculdade de Economia,</text:p>
            <text:p text:style-name="P3">Administração e Contabilidade da Universidade de São Paulo, 2001. (Tese de Doutorado</text:p>
            <text:p text:style-name="P3"><text:soft-page-break/>apresentada ao Curso de Pós-Graduação em Administração da FEA/USP).</text:p>
          </table:table-cell>
          <table:table-cell table:style-name="Tabela1.A2" office:value-type="string">
            <text:p text:style-name="P3">Reter clientes é mais vantajoso do que conquistar porque reduz os esforço na na abordagem do cliente, facilitando o dialógo da empresa e o cliente em busca de sugestões na elaboração de produtos,. Para atraí-lo um novo é preciso investimentos como gastos em propandas <text:s/></text:p>
          </table:table-cell>
          <table:table-cell table:style-name="Tabela1.A2" office:value-type="string">
            <text:p text:style-name="P3">42</text:p>
          </table:table-cell>
          <table:table-cell table:style-name="Tabela1.E2" office:value-type="string">
            <text:p text:style-name="P3">Para Rosa (2001:78) a retenção do portfólio de clientes é <text:s/>uma alternativa muito mais econômica do que a conquista de novos clientes, por aumentar a competitividade, produtividade e criação de valor percebido pelo cliente</text:p>
          </table:table-cell>
        </table:table-row>
        <table:table-row>
          <table:covered-table-cell/>
          <table:covered-table-cell/>
          <table:table-cell table:style-name="Tabela1.A2" office:value-type="string">
            <text:p text:style-name="P3">Um indicador de sucesso que tem grande relevância nos assuntos de <text:soft-page-break/>marketing de relacional é contentar <text:s text:c="3"/>os vislubramento do cliente.</text:p>
          </table:table-cell>
          <table:table-cell table:style-name="Tabela1.A2" office:value-type="string">
            <text:p text:style-name="P3">46</text:p>
          </table:table-cell>
          <table:table-cell table:style-name="Tabela1.E2" office:value-type="string">
            <text:p text:style-name="P3">O marketing de relacionamento tem realçado a importância do <text:soft-page-break/>estudo da satisfação do</text:p>
            <text:p text:style-name="P3">cliente, especialmente pelo fato de esta ser tratada como um indicador de sucesso dos esforços de</text:p>
            <text:p text:style-name="P3">marketing (Rosa, 2001:48).</text:p>
          </table:table-cell>
        </table:table-row>
        <table:table-row>
          <table:covered-table-cell/>
          <table:table-cell table:style-name="Tabela1.A2" office:value-type="string">
            <text:p text:style-name="P3">STONE, Merlin, WOODCOCK, Neil. Marketing de Relacionamento – São Paulo: Littera Mundi,</text:p>
            <text:p text:style-name="P3">1998.</text:p>
          </table:table-cell>
          <table:table-cell table:style-name="Tabela1.A2" office:value-type="string">
            <text:p text:style-name="P3">Para conseguir captar cliente é necessário um investigação para identificar quais são os ponteciais cliente (prospects) e seus interesses de compra, diante disto é direcionar a comunicação e os esforços para venda. <text:s/></text:p>
          </table:table-cell>
          <table:table-cell table:style-name="Tabela1.A2" office:value-type="string">
            <text:p text:style-name="P3">43</text:p>
          </table:table-cell>
          <table:table-cell table:style-name="Tabela1.E2" office:value-type="string">
            <text:p text:style-name="P3">Um sistema de aquisição de novos clientes inclui um envolvimento intenso de pré-vendas com o objetivo de colocar o vendedor diante de um cliente potencial com pré-disposição à</text:p>
            <text:p text:style-name="P3">compra. identificar tais “prospects” bem como seus interesses de compra. (Stone e woodcock, 1998:94)</text:p>
          </table:table-cell>
        </table:table-row>
        <table:table-row>
          <table:covered-table-cell/>
          <table:table-cell table:style-name="Tabela1.A2" office:value-type="string">
            <text:p text:style-name="P4">REICHHELD, Frederick F., The loyalty effect: the hidden force behind growth, profits, and</text:p>
            <text:p text:style-name="P4">lasting value / Frederick F. Reichheld with Thomas Teal – Boston: Harvard Business</text:p>
            <text:p text:style-name="P3">School Press, 1996.</text:p>
          </table:table-cell>
          <table:table-cell table:style-name="Tabela1.A2" office:value-type="string">
            <text:p text:style-name="P3">Reduzindo a evasão dos clientes em um taxa 5%, as empresas podem aumentar sua lucratividade em até 25 e 85%.</text:p>
          </table:table-cell>
          <table:table-cell table:style-name="Tabela1.A2" office:value-type="string">
            <text:p text:style-name="P3">44</text:p>
          </table:table-cell>
          <table:table-cell table:style-name="Tabela1.E2" office:value-type="string">
            <text:p text:style-name="P3">Reichheld (1996:301) afirma que as empresas podem melhorar os lucros entre 25 e 85%</text:p>
            <text:p text:style-name="P3">ao reduzir a taxa de abandono de consumidores em 5%.</text:p>
          </table:table-cell>
        </table:table-row>
        <table:table-row>
          <table:covered-table-cell/>
          <table:table-cell table:style-name="Tabela1.A2" office:value-type="string">
            <text:p text:style-name="P3">KOTLER, Philip. Administração de Marketing: análise, planejamento, implementação e Controle – 5. ed. São Paulo: Atlas, 1998.</text:p>
          </table:table-cell>
          <table:table-cell table:style-name="Tabela1.A2" office:value-type="string">
            <text:p text:style-name="P3"/>
          </table:table-cell>
          <table:table-cell table:style-name="Tabela1.A2" office:value-type="string">
            <text:p text:style-name="P3">44</text:p>
          </table:table-cell>
          <table:table-cell table:style-name="Tabela1.E2" office:value-type="string">
            <text:p text:style-name="P3">Kotler (1998:59) <text:s/>“a chave para a retenção do consumidor é sua satisfação (1998:39)”.</text:p>
          </table:table-cell>
        </table:table-row>
        <table:table-row>
          <table:covered-table-cell/>
          <table:table-cell table:style-name="Tabela1.A2" office:value-type="string">
            <text:p text:style-name="P4">NEWELL, Frederick. Fidelidade.com – São Paulo: Makron Books, 2000.</text:p>
          </table:table-cell>
          <table:table-cell table:style-name="Tabela1.A2" office:value-type="string">
            <text:p text:style-name="P3">Atualmente não basta só satisfazer o cliente para obter sua fidelidade, pois estes estão mais exigentes e querem sempre mais.</text:p>
          </table:table-cell>
          <table:table-cell table:style-name="Tabela1.A2" office:value-type="string">
            <text:p text:style-name="P3">56</text:p>
          </table:table-cell>
          <table:table-cell table:style-name="Tabela1.E2" office:value-type="string">
            <text:p text:style-name="P3">Newell (2000:25) “já é</text:p>
            <text:p text:style-name="P3">coisa do passado, pois hoje os clientes exigem mais do que a simples satisfação em retorno por</text:p>
            <text:p text:style-name="P3"><text:soft-page-break/>sua fidelidade”.</text:p>
          </table:table-cell>
        </table:table-row>
        <table:table-row>
          <table:covered-table-cell/>
          <table:table-cell table:style-name="Tabela1.A2" office:value-type="string">
            <text:p text:style-name="P3">McKENNA, Regis. Marketing de Relacionamento. Estratégias bem-sucedidas para a era do</text:p>
            <text:p text:style-name="P3">cliente / Regis McKenna – Rio de Janeiro: Campus, 1992.</text:p>
          </table:table-cell>
          <table:table-cell table:style-name="Tabela1.A2" office:value-type="string">
            <text:p text:style-name="P3"/>
          </table:table-cell>
          <table:table-cell table:style-name="Tabela1.A2" office:value-type="string">
            <text:p text:style-name="P3">56</text:p>
          </table:table-cell>
          <table:table-cell table:style-name="Tabela1.E2" office:value-type="string">
            <text:p text:style-name="P3">McKenna afirma que “o Marketing Moderno é uma batalha para obter a fidelidade dos</text:p>
            <text:p text:style-name="P3">clientes” (1992:12).</text:p>
          </table:table-cell>
        </table:table-row>
        <table:table-row>
          <table:covered-table-cell/>
          <table:table-cell table:style-name="Tabela1.A2" office:value-type="string">
            <text:p text:style-name="P4">OLIVER, Richard L., Satisfaction: A Behavioral Perspective on the consumer, New York:</text:p>
            <text:p text:style-name="P3">McGraw Hill, 1997.</text:p>
          </table:table-cell>
          <table:table-cell table:style-name="Tabela1.A2" office:value-type="string">
            <text:p text:style-name="P3"/>
          </table:table-cell>
          <table:table-cell table:style-name="Tabela1.A2" office:value-type="string">
            <text:p text:style-name="P3">57</text:p>
          </table:table-cell>
          <table:table-cell table:style-name="Tabela1.E2" office:value-type="string">
            <text:p text:style-name="P3">Oliver (1997:6) define fidelidade como “um compromisso forte em recomprar ou repatrocinar um produto ou serviço preferido consistentemente no futuro, apesar das influências circunstanciais e tentativas de marketing, que podem acarretar um comportamento de troca”.</text:p>
          </table:table-cell>
        </table:table-row>
        <table:table-row>
          <table:covered-table-cell/>
          <table:table-cell table:style-name="Tabela1.A2" office:value-type="string">
            <text:p text:style-name="P5">PEPPERS, Don, ROGERS, Martha. CRM Series – Call Center 1 to 1 – São Paulo: Makron</text:p>
            <text:p text:style-name="P2">Books, 2001.</text:p>
          </table:table-cell>
          <table:table-cell table:style-name="Tabela1.A2" office:value-type="string">
            <text:p text:style-name="P3"/>
          </table:table-cell>
          <table:table-cell table:style-name="Tabela1.A2" office:value-type="string">
            <text:p text:style-name="P3">71</text:p>
          </table:table-cell>
          <table:table-cell table:style-name="Tabela1.E2" office:value-type="string">
            <text:p text:style-name="P3">Para Peppers e Rogers (2001:32) “os clientes são diferentes para a empresa em seu valor e</text:p>
            <text:p text:style-name="P3">em suas necessidades”.</text:p>
          </table:table-cell>
        </table:table-row>
        <table:table-row>
          <table:covered-table-cell/>
          <table:table-cell table:style-name="Tabela1.A2" office:value-type="string">
            <text:p text:style-name="P4">PEPPERS, Don, ROGERS, Martha. CRM Series – Marketing 1 to 1: Um Guia Executivo para</text:p>
            <text:p text:style-name="P3">Entender e Implantar Estratégias de Customer Relationship Management – 1 ed.: Peppers</text:p>
            <text:p text:style-name="P3">and Rogers Group do Brasil, 2000.</text:p>
          </table:table-cell>
          <table:table-cell table:style-name="Tabela1.A2" office:value-type="string">
            <text:p text:style-name="P3"/>
          </table:table-cell>
          <table:table-cell table:style-name="Tabela1.A2" office:value-type="string">
            <text:p text:style-name="P3">71</text:p>
          </table:table-cell>
          <table:table-cell table:style-name="Tabela1.E2" office:value-type="string">
            <text:p text:style-name="P3">Rogers (2000:28) acreditam que “o valor real do cliente é simplesmente a soma de toda a lucratividade gerada pelo cliente em suas transações com a empresa e os negócios gerados por sua referência”.</text:p>
          </table:table-cell>
        </table:table-row>
        <table:table-row>
          <table:covered-table-cell/>
          <table:table-cell table:style-name="Tabela1.A2" office:value-type="string">
            <text:p text:style-name="P3"/>
          </table:table-cell>
          <table:table-cell table:style-name="Tabela1.A2" office:value-type="string">
            <text:p text:style-name="P3">A função da TI tem se transformado <text:soft-page-break/>nestes ultimos vinte anos, parte essencial para as empresas. <text:s/>Tornou-se um ponto chave para estrategia das empresas devido a centralização das tecnologias de hardware, software e componentes individuais.</text:p>
            <text:p text:style-name="P3"/>
            <text:p text:style-name="P3">Ficou notável para as empresas o modo como se trabalha com a internet que no inicio servia só para consultar informações e agora <text:s/>é vital para que as empresas stinjam novos mercados.</text:p>
          </table:table-cell>
          <table:table-cell table:style-name="Tabela1.A2" office:value-type="string">
            <text:p text:style-name="P3">74</text:p>
          </table:table-cell>
          <table:table-cell table:style-name="Tabela1.E2" office:value-type="string">
            <text:p text:style-name="P3">Isso mostra o quanto, durante os <text:soft-page-break/>anos 90, o papel da Tecnologia da Informação foi</text:p>
            <text:p text:style-name="P3">importante nas empresas. O foco passou de hardware, software e componentes individuais para a integração de tudo isso em soluções de negócios que se tornaram chave para a estratégia</text:p>
            <text:p text:style-name="P3">organizacional.</text:p>
            <text:p text:style-name="P3"><text:s/>A <text:s/>internet, que antes era utilizada apenas como fonte de</text:p>
            <text:p text:style-name="P3">informação, também vem mudando a maneira como as empresas trabalham. Custos baixos, qualidade dos produtos, produtividade e eficiência de processos são condições sine qua non para</text:p>
            <text:p text:style-name="P3">que as empresas continuem no mercado.</text:p>
          </table:table-cell>
        </table:table-row>
        <table:table-row>
          <table:covered-table-cell/>
          <table:table-cell table:style-name="Tabela1.A2" office:value-type="string">
            <text:p text:style-name="P3"/>
          </table:table-cell>
          <table:table-cell table:style-name="Tabela1.A2" office:value-type="string">
            <text:p text:style-name="P3">Para uma venda por meio do telemarketing não se tornar inconveniente o consumidor tem que ter um conhecimento daquilo que está <text:s/>sendo oferecido. Dentre as estratégias do marketing de relacionamento a <text:s text:c="2"/>antecipação de uma venda ao consumidor é uma maneira de se aproximar do cliente e deste memorizar a marca.</text:p>
          </table:table-cell>
          <table:table-cell table:style-name="Tabela1.A2" office:value-type="string">
            <text:p text:style-name="P3">86</text:p>
          </table:table-cell>
          <table:table-cell table:style-name="Tabela1.E2" office:value-type="string">
            <text:p text:style-name="P3">Ansiosas pela venda, uma ação isolada de telemarketing ativo, por exemplo, pode desgastar profundamente a imagem da marca, caso o consumidor não esteja preparado para receber a oferta. O diálogo com o público antes da abordagem de venda é fundamental dentro de uma estratégia de marketing de relacionamento: desde a criação e consolidação da marca na</text:p>
            <text:p text:style-name="P3">mente do consumidor, até as táticas de aproximação por <text:soft-page-break/>marketing direto suportadas por databases eficientes.</text:p>
          </table:table-cell>
        </table:table-row>
        <table:table-row>
          <table:covered-table-cell/>
          <table:table-cell table:style-name="Tabela1.A2" office:value-type="string">
            <text:p text:style-name="P3"/>
          </table:table-cell>
          <table:table-cell table:style-name="Tabela1.A2" office:value-type="string">
            <text:p text:style-name="P3">A mudança de postura de uma organização perante seus clientes deve partir primeiramente dos cargos gerenciais, pois estes elaboram, decidem e determinam o modo de como atender e as demais atividades executadas pelos colaboradores.</text:p>
          </table:table-cell>
          <table:table-cell table:style-name="Tabela1.A2" office:value-type="string">
            <text:p text:style-name="P3">104</text:p>
          </table:table-cell>
          <table:table-cell table:style-name="Tabela1.E2" office:value-type="string">
            <text:p text:style-name="P3">Definição e Planejamento do Modelo de Relacionamento. Nessa etapa, é indispensável o envolvimento da alta direção, pois implica numa série de decisões que determinarão uma mudança de postura em relação ao cliente, atendimento e diversas outras atividades realizadas que precisam ser repensadas para adaptar a empresa à nova realidade”.</text:p>
          </table:table-cell>
        </table:table-row>
        <table:table-row>
          <table:covered-table-cell/>
          <table:table-cell table:style-name="Tabela1.A2" office:value-type="string">
            <text:p text:style-name="P4">META GROUP (2001), Integration: Critical Issues for Implementation of CRM Solutions –</text:p>
            <text:p text:style-name="P4">Stanford: Meta Group Inc, February,2001.</text:p>
          </table:table-cell>
          <table:table-cell table:style-name="Tabela1.A2" office:value-type="string">
            <text:p text:style-name="P3">O CRM consiste em três tipos: Operacional, Analítico e Colaborativo. No quadro seguinte é apresentado os pontos que indicam a evolução <text:s/>para se enquadrar entre os tipos.</text:p>
            <text:p text:style-name="P3"/>
            <text:p text:style-name="P3"/>
            <text:p text:style-name="P3">CRM Operacional</text:p>
            <text:p text:style-name="P3"/>
            <text:p text:style-name="P3">Está focado em tornar eficiente os canais com os clientes, auxiliando-os nas atividades do dia a dia. Obtem-se isto com a construção de call-centers, automatização de forças de vendas, telemarketing e sítio eletrônico etc. <text:s/></text:p>
          </table:table-cell>
          <table:table-cell table:style-name="Tabela1.A2" office:value-type="string">
            <text:p text:style-name="P3">106</text:p>
          </table:table-cell>
          <table:table-cell table:style-name="Tabela1.E2" office:value-type="string">
            <text:p text:style-name="P3">Ao escalonar a implantação do software, as empresas seguem os três estágios evolutivos</text:p>
            <text:p text:style-name="P3">em que o CRM se divide de acordo com o Meta Group (2001:5), como apresenta a figura 15:</text:p>
            <text:p text:style-name="P3"/>
            <text:p text:style-name="P3">O primeiro estágio é o CRM Operacional. Nesta etapa a empresa busca abrir canais com o</text:p>
            <text:p text:style-name="P3">cliente, implantando call-centers e soluções de automação da força de vendas, especialmente. São</text:p>
            <text:p text:style-name="P3">processos e tecnologias de negócios que ajudam a melhorar a eficiência e a eficácia das</text:p>
            <text:p text:style-name="P3">operações cotidianas com o <text:soft-page-break/>cliente.</text:p>
            <text:p text:style-name="P3"/>
          </table:table-cell>
        </table:table-row>
        <table:table-row>
          <table:covered-table-cell/>
          <table:table-cell table:style-name="Tabela1.A2" office:value-type="string">
            <text:p text:style-name="P3"/>
          </table:table-cell>
          <table:table-cell table:style-name="Tabela1.A2" office:value-type="string">
            <text:p text:style-name="P3">CRM Operacional é o conjunto de aplicações de tecnologia da informação para faz melhorar a eficiência do relação com o cliente. Abragendo os sistemas de Automação de força de vendas, comércio eletrônico e a forma evoluída dos call-centers os chamados centros de interação com os clientes (CIC).</text:p>
            <text:p text:style-name="P3"/>
            <text:p text:style-name="P3"/>
          </table:table-cell>
          <table:table-cell table:style-name="Tabela1.A2" office:value-type="string">
            <text:p text:style-name="P3">109</text:p>
          </table:table-cell>
          <table:table-cell table:style-name="Tabela1.E2" office:value-type="string">
            <text:p text:style-name="P3">Peppers e Rogers (2001:50) definem o CRM Operacional como “a aplicação da tecnologia da informação</text:p>
            <text:p text:style-name="P3">(TI) para melhorar a eficiência do relacionamento entre clientes e a empresa. Estão entre os</text:p>
            <text:p text:style-name="P3">produtos do CRM Operacional as aplicações de automação da força de vendas (SFA), de sistemas</text:p>
            <text:p text:style-name="P3">de marketing, de sistemas de comércio eletrônico e de Centros de Interação com os Clientes</text:p>
            <text:p text:style-name="P3">(CIC), que são a evolução dos call-centers.</text:p>
            <text:p text:style-name="P3"/>
            <text:p text:style-name="P3">CRM Operacional podem ser descritos conforme a figura 17:</text:p>
          </table:table-cell>
        </table:table-row>
        <table:table-row>
          <table:covered-table-cell/>
          <table:table-cell table:style-name="Tabela1.A2" office:value-type="string">
            <text:p text:style-name="P3"/>
          </table:table-cell>
          <table:table-cell table:style-name="Tabela1.A2" office:value-type="string">
            <text:p text:style-name="P3">O principal meio de comunicação das empresas com seus clientes é telefone porque é melhor e mais completa, podendo se utilizar da emoção para enfatizar ou contralar os ânimos.</text:p>
          </table:table-cell>
          <table:table-cell table:style-name="Tabela1.A2" office:value-type="string">
            <text:p text:style-name="P3"/>
          </table:table-cell>
          <table:table-cell table:style-name="Tabela1.E2" office:value-type="string">
            <text:p text:style-name="P3">Bretzke, o telefone é o principal meio para a empresa comunicar-se com seus</text:p>
            <text:p text:style-name="P3">clientes. Primeiro, a comunicação é melhor e mais completa, a emoção pode ser controlada ou</text:p>
            <text:p text:style-name="P3">enfatizada.</text:p>
          </table:table-cell>
        </table:table-row>
        <table:table-row>
          <table:table-cell table:style-name="Tabela1.A2" office:value-type="string">
            <text:p text:style-name="P3"/>
          </table:table-cell>
          <table:table-cell table:style-name="Tabela1.A2" office:value-type="string">
            <text:p text:style-name="P3">CARDOSO, Mário Sérgio, CRM em ambiente e-business: como se relacionar com clientes,</text:p>
            <text:p text:style-name="P3">aplicando novos recursos da <text:soft-page-break/>Web – São Paulo: Atlas, 2001.</text:p>
          </table:table-cell>
          <table:table-cell table:style-name="Tabela1.A2" office:value-type="string">
            <text:p text:style-name="P3">Os call-centes estão em acensão principalmente no Brasil por ser usado como um meio essencial para o telemarketing e não somente um local onde só recebe reclamações dos <text:soft-page-break/>clientes.</text:p>
            <text:p text:style-name="P3"/>
            <text:p text:style-name="P3">Cerca de 70% dos contatos dos clientes com as empresas são realizadas através dos call-centers, que é um grupo de agentes e unidades de respostas por voz (VRU's), auxiliando os consumidores em dúvidas, suporte, pesquisas e transações (Cardoso e Filhom 2001:105). Ainda sobre os autores, os demais contatos 30% são realizados pela internet e os CIC's.</text:p>
            <text:p text:style-name="P3"/>
          </table:table-cell>
          <table:table-cell table:style-name="Tabela1.A2" office:value-type="string">
            <text:p text:style-name="P3">111</text:p>
          </table:table-cell>
          <table:table-cell table:style-name="Tabela1.E2" office:value-type="string">
            <text:p text:style-name="P3">Até bem pouco tempo atrás, o call-center era visto como um mal necessário pelas empresas para ouvirem as reclamações dos clientes. Atualmente, ele é um <text:soft-page-break/>dos principais usos do telemarketing e está em contínuo processo de expansão principalmente no Brasil.</text:p>
            <text:p text:style-name="P3">Segundo Cardoso e Filho (2001:105), 70% de todos os contatos com os consumidores ocorrem pelo call-</text:p>
            <text:p text:style-name="P3">center, que é um grupo de agentes e Unidades de Resposta por Voz (VRU’s), que assiste</text:p>
            <text:p text:style-name="P3">consumidores com suporte, pesquisa, averiguações e transações. Ainda segundo os autores, o call-center desenvolve e dinamiza os canais de vendas e serviços. Os 30% restantes dos contatos são feitos através da web ou de Contact Interaction Center (CIC’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Em pouco tempo é possível obter através do banco de dados informações sobre os clientes e seus respectivos histórico de pedidos, dúvidas etc., o que facilita o trabalho dos operadores pois dispõe da informação atualizada e forma rápida sobre o cliente.</text:p>
          </table:table-cell>
          <table:table-cell table:style-name="Tabela1.A2" office:value-type="string">
            <text:p text:style-name="P3">111</text:p>
          </table:table-cell>
          <table:table-cell table:style-name="Tabela1.E2" office:value-type="string">
            <text:p text:style-name="P3">Através do call-center, funcionários das empresas conseguem em poucos segundos</text:p>
            <text:p text:style-name="P3">visualizar todos os contatos ocorridos até então com o respectivo cliente, seus pedidos e dados atuais do produto a partir de bancos de dados, mantendo desta forma o atendente atualizado sobre o histórico daquele cliente.</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Em se tratado do ato de vender, a tecnologia e softwares não automatiza <text:soft-page-break/>este momento, e sim, o seu resultado (Peppers e Rogers, 2000:54).</text:p>
          </table:table-cell>
          <table:table-cell table:style-name="Tabela1.A2" office:value-type="string">
            <text:p text:style-name="P3">114</text:p>
          </table:table-cell>
          <table:table-cell table:style-name="Tabela1.E2" office:value-type="string">
            <text:p text:style-name="P3">Peppers e Rogers (2000:54) este termo não seja exato. “A <text:soft-page-break/>utilização de tecnologia e de sistemas</text:p>
            <text:p text:style-name="P3">não “automatiza” as vendas ou os vendedore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ext:p text:style-name="P3"/>
            <text:p text:style-name="P3"/>
            <text:p text:style-name="P3">O uso do Database marketing, agora denominado de automação de marketing, acarreta a expansão da receita (ao favorecer a elevação de leads de melhor qualidade), produtividade (reduz o tempo de execução da tarefa) e demanda (melhora na execução das tarefas).</text:p>
            <text:p text:style-name="P3"/>
            <text:p text:style-name="P3">Observar os resultados analíticamente permite saber de forma mais nítida o retorno do investimento (ROI) das campanhas e as despesas associadas as receitas geradas.</text:p>
            <text:p text:style-name="P3"/>
            <text:p text:style-name="P3"/>
            <text:p text:style-name="P3"/>
          </table:table-cell>
          <table:table-cell table:style-name="Tabela1.A2" office:value-type="string">
            <text:p text:style-name="P3">116</text:p>
          </table:table-cell>
          <table:table-cell table:style-name="Tabela1.E2" office:value-type="string">
            <text:p text:style-name="P3">Segundo Peppers e Rogers (2000:52), “vendas e marketing representam 15 a 35% dos</text:p>
            <text:p text:style-name="P3">custos corporativos. Por isso, grande parte das iniciativas de automação de marketing e vendas tem a ver com redução de custos. Isso pode ser o único motivo para iniciar um projeto, mas essa é uma visão míope. Antes chamada de database marketing, a automação do marketing permite o aumento da produtividade das atividades geradoras de demanda, aumenta a receita, ao produzir mais leads e de melhor qualidade, reduz custos à medida que reduz o tempo e o trabalho na execução de tarefas. O acompanhamento analítico das atividades permite medir de forma precisa o Retorno sobre o Investimento (ROI) das campanhas, associando as despesas às receitas geradas”.</text:p>
            <text:p text:style-name="P3"/>
            <text:p text:style-name="P3">O sistema de automação de marketing deve contemplar funcionalidades como:</text:p>
            <text:p text:style-name="P3">Gerência de campanhas: seleção <text:soft-page-break/>de audiências e segmentos, testes sofisticados, execução</text:p>
            <text:p text:style-name="P3">automatizada, interações automatizadas, definição da seqüência de contato e follow-up, interações</text:p>
            <text:p text:style-name="P3"/>
            <text:p text:style-name="P3">personalizadas por meio da web e e-mail, com base em datas ou eventos ou com base em regras</text:p>
            <text:p text:style-name="P3">de negócio;</text:p>
            <text:p text:style-name="P3">Personalização de perfis, atualização automática de perfis, integração a outras fontes de</text:p>
            <text:p text:style-name="P3">dados, acompanhamento de permissões.</text:p>
            <text:p text:style-name="P3"/>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s empresas tem buscado a permissão dos seus clientes para poder enviá-los e-mails e é significativo para empresa manter registrado tais permissões.</text:p>
          </table:table-cell>
          <table:table-cell table:style-name="Tabela1.A2" office:value-type="string">
            <text:p text:style-name="P3">117</text:p>
          </table:table-cell>
          <table:table-cell table:style-name="Tabela1.E2" office:value-type="string">
            <text:p text:style-name="P3">Cardoso e Filho (2001:108) enfatizam que o acompanhamento de permissões consiste em manter os registros das várias opções feitas pela cliente no que diz respeito a receber mensagens e comunicações da empresa pelas várias formas de contato. As empresas, em sua maioria, têm</text:p>
            <text:p text:style-name="P3">pedido a permissão do cliente para enviar mensagens mediante e-mail, como já foi citado anteriormente em Marketing de Permissã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O CRM Analítco está associado ao <text:soft-page-break/>conjunto de melhorias, medidas e antecipações dos relacionamento com os clientes. <text:s/>Isto é possível através de informações relevantes sobre cada dos clientes de forma organizada. Com objetivo de fornecer informaçõres pertinentes que serão usadas para deliberar estratégias e reconhecer os perfis de seus clientes e identificando suas necessidades.</text:p>
            <text:p text:style-name="P3"/>
            <text:p text:style-name="P3">O que concerne o CRM Análitico alcançar com êxito as informações sobre dos cliente são as ferramentas de análise, mineração de dados (data mining), relatórios análiticos etc..</text:p>
            <text:p text:style-name="P3"/>
            <text:p text:style-name="P3">O datawarehouse exerce também essa função de prover para as empresas informações sobre os clientes, por meio de uma fonte central de dados.</text:p>
            <text:p text:style-name="P3"/>
            <text:p text:style-name="P3"/>
          </table:table-cell>
          <table:table-cell table:style-name="Tabela1.A2" office:value-type="string">
            <text:p text:style-name="P3">117</text:p>
          </table:table-cell>
          <table:table-cell table:style-name="Tabela1.E2" office:value-type="string">
            <text:p text:style-name="P3">O CRM analítico é um conjunto <text:soft-page-break/>de aplicativos de análise que auxiliam na previsão,</text:p>
            <text:p text:style-name="P3">medição e otimização do relacionamento com os clientes. Ele possui uma infra-estrutura que permite obter todas as informações relevantes sobre os clientes além de organizá-las</text:p>
            <text:p text:style-name="P3">consistentemente. <text:s text:c="2"/>O CRM analítico serve para o ajuste</text:p>
            <text:p text:style-name="P3">das estratégias de diferenciação de clientes, bem como para o acompanhamento de seus hábitos, com o objetivo de identificar suas necessidades e os eventos que possam ocorrer na vida de cada um deles. <text:s/></text:p>
            <text:p text:style-name="P3"/>
            <text:p text:style-name="P3">Através de tratamento diferenciado, pode-se conseguir uma redução significativa dos custos de atendimento a esses clientes. <text:s/>as ferramentas de análise, mineração de dados (data mining), relatórios analíticos, etc. devem ter como única fonte de dados o Datawarehouse, base de dados históricos integrados que tem como objetivo fornecer uma visão</text:p>
            <text:p text:style-name="P3">única, orientada a assuntos, dos dados da empresa.</text:p>
          </table:table-cell>
        </table:table-row>
        <table:table-row>
          <table:table-cell table:style-name="Tabela1.A2" table:number-rows-spanned="4" office:value-type="string">
            <text:p text:style-name="P3">Docs/Artigos/CRM/1 GUEDES - <text:s/>TESE</text:p>
            <text:p text:style-name="P3"><text:soft-page-break/></text:p>
          </table:table-cell>
          <table:table-cell table:style-name="Tabela1.A2" office:value-type="string">
            <text:p text:style-name="P3">BARRETO, M.I.F. Estudo da gestão do relacionamento do <text:soft-page-break/>cliente – CRM e proposta</text:p>
            <text:p text:style-name="P3">de soluções para uma empresa do setor sucroalcooleiro. 2004. Dissertação (Mestrado em</text:p>
            <text:p text:style-name="P3">Engenharia de Produção) – Escola de Engenharia de São Carlos, Universidade de São</text:p>
            <text:p text:style-name="P3">Paulo, São Carlos, 2004.</text:p>
          </table:table-cell>
          <table:table-cell table:style-name="Tabela1.A2" office:value-type="string">
            <text:p text:style-name="P3">Cada organização deve adaptar ao seu contexto de negócio a divesidade <text:soft-page-break/>de componentes que envolvem o CRM.</text:p>
            <text:p text:style-name="P3">Isto é favorável na visão de Barreto (2004), <text:s/>considerando o contexto empresarial único de cada organização, devendo portanto, identificar suas fatuidades estratégicas de CRM e suprir estas dificuldades.</text:p>
          </table:table-cell>
          <table:table-cell table:style-name="Tabela1.A2" office:value-type="string">
            <text:p text:style-name="P3">34</text:p>
          </table:table-cell>
          <table:table-cell table:style-name="Tabela1.E2" office:value-type="string">
            <text:p text:style-name="P3">Isto se faz necessário, devido um sistema CRM possuir em sua <text:soft-page-break/>arquitetura,</text:p>
            <text:p text:style-name="P3">diversidades e componentes específicos para o atendimento das necessidades de cada</text:p>
            <text:p text:style-name="P3">organização, sendo o objeto específico deste estudo, o atendimento à uma legislação.</text:p>
            <text:p text:style-name="P3"/>
            <text:p text:style-name="P3">Barreto (2004) corrobora com esta visão afirmando que cada contexto organizacional</text:p>
            <text:p text:style-name="P3">é ímpar, sendo necessário identificar a necessidade da estratégia de CRM a ser adotada e</text:p>
            <text:p text:style-name="P3">sobretudo, personalizar cada estratégia conforme a realidade empresarial.</text:p>
          </table:table-cell>
        </table:table-row>
        <table:table-row>
          <table:covered-table-cell/>
          <table:table-cell table:style-name="Tabela1.A2" office:value-type="string">
            <text:p text:style-name="P4">XU, M.; WALTON, J. Gaining customer knowledge through analytical CRM.</text:p>
            <text:p text:style-name="P4">Industrial management &amp; Data Systems, 2005.</text:p>
            <text:p text:style-name="P4"/>
            <text:p text:style-name="P4">TEO, T.S.H.; DEVADOSS, P.; PAN, S.L. Towards a holistic perspective of customer</text:p>
            <text:p text:style-name="P4">relationship Management (CRM) implementation: A case study of the Housing and</text:p>
            <text:p text:style-name="P4">Development Board, Singapore. Decision Support Systems, 2006.</text:p>
          </table:table-cell>
          <table:table-cell table:style-name="Tabela1.A2" office:value-type="string">
            <text:p text:style-name="P7"><text:span text:style-name="Fonte_20_parág._20_padrão"><text:span text:style-name="T2"><text:tab/></text:span></text:span><text:span text:style-name="Fonte_20_parág._20_padrão"><text:span text:style-name="T1">Ainda é possível observar nos estudos sobre o assunto um quarto tipo, o chamado de e-CRM, que é o conjunto de todos os tipos interagindo no ambiente da internet. (WALTON et tal, 2005).</text:span></text:span></text:p>
          </table:table-cell>
          <table:table-cell table:style-name="Tabela1.A2" office:value-type="string">
            <text:p text:style-name="P3">34</text:p>
          </table:table-cell>
          <table:table-cell table:style-name="Tabela1.E2" office:value-type="string">
            <text:p text:style-name="P3">um quarto tipo de CRM denominado e-CRM, interação dos três tipos principais interagirem com a mais nova realidade de negócios atual que é o ambiente da internet.</text:p>
          </table:table-cell>
        </table:table-row>
        <table:table-row>
          <table:covered-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4</text:p>
          </table:table-cell>
          <table:table-cell table:style-name="Tabela1.E2" office:value-type="string">
            <text:p text:style-name="P3">o mundo web, tem-se notado uma grande evolução e também um nível de sofisticação e funcionalidades desde as primeiras versões dos sistemas CRM. desta evolução tem-se se refletido no universo dos recursos que um sistema deste tipo atualmente vem a oferecer.</text:p>
          </table:table-cell>
        </table:table-row>
        <table:table-row>
          <table:covered-table-cell/>
          <table:table-cell table:style-name="Tabela1.A2" office:value-type="string">
            <text:p text:style-name="P4">TEO, T.S.H.; DEVADOSS, P.; PAN, S.L. Towards a holistic perspective of customer</text:p>
            <text:p text:style-name="P4">relationship Management (CRM) implementation: A case study of the Housing and</text:p>
            <text:p text:style-name="P4">Development Board, Singapore. Decision Support Systems, 2006.</text:p>
          </table:table-cell>
          <table:table-cell table:style-name="Tabela1.A2" office:value-type="string">
            <text:p text:style-name="P4"/>
          </table:table-cell>
          <table:table-cell table:style-name="Tabela1.A2" office:value-type="string">
            <text:p text:style-name="P3">36</text:p>
          </table:table-cell>
          <table:table-cell table:style-name="Tabela1.E2" office:value-type="string">
            <text:p text:style-name="P3">De acordo Teo et tal (2006) CRM operacional inclui subsistemas ou módulos que viabilizam os processos de negócio da organização. tais subsistemas ou módulos estão relacionados à entrega de serviços ao cliente, envolvendo as tarefas e os processos de negócio do back-office como por exemplo o processo de serviço de reclamação e/ou atendimento ao cliente.</text:p>
          </table:table-cell>
        </table:table-row>
        <table:table-row>
          <table:table-cell table:style-name="Tabela1.A2" office:value-type="string">
            <text:p text:style-name="P3"/>
          </table:table-cell>
          <table:table-cell table:style-name="Tabela1.A2" office:value-type="string">
            <text:p text:style-name="P4">XU, M.; WALTON, J. Gaining customer knowledge through analytical CRM.</text:p>
            <text:p text:style-name="P3">Industrial management &amp; Data Systems, 2005.</text:p>
          </table:table-cell>
          <table:table-cell table:style-name="Tabela1.A2" office:value-type="string">
            <text:p text:style-name="P3"/>
          </table:table-cell>
          <table:table-cell table:style-name="Tabela1.A2" office:value-type="string">
            <text:p text:style-name="P3">37</text:p>
          </table:table-cell>
          <table:table-cell table:style-name="Tabela1.E2" office:value-type="string">
            <text:p text:style-name="P3">Xu e Walton (2005) corroboram com esta visão afirmando que um típico CRM operacional contempla o centro de gerência de contatos e</text:p>
            <text:p text:style-name="P3">atendimento a clientes e também à integração ao ambiente Web.</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7</text:p>
          </table:table-cell>
          <table:table-cell table:style-name="Tabela1.E2" office:value-type="string">
            <text:p text:style-name="P3">Do ponto de vista de arquitetura de sistemas Greenberg (2001) enfatiza que na</text:p>
            <text:p text:style-name="P3">essência todos os sistemas CRM <text:soft-page-break/>Operacionais possuem componentes iguais, porém é de</text:p>
            <text:p text:style-name="P3">suma importância identificar as diferenças entre os vários produtos.</text:p>
            <text:p text:style-name="P3"/>
            <text:p text:style-name="P3">Ainda neste sentido Greenberg (2001) cita as funcionalidades mínimas que</text:p>
            <text:p text:style-name="P3">deverá dispor o CRM Operacional nos seus diversos componentes:</text:p>
            <text:p text:style-name="P3"/>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A) Componente: Centro de Interação ao Cliente (CIC)</text:p>
            <text:p text:style-name="P3">•</text:p>
            <text:p text:style-name="P3">Funcionalidades:</text:p>
            <text:p text:style-name="P3">Roteamento de chamada, gerenciamento de fila das</text:p>
            <text:p text:style-name="P3">ligações telefônicas, monitoramento e registro do evento e fluxo de trabalho</text:p>
            <text:p text:style-name="P3">dos atendente, abertura e gerenciamento dos processos e pendências,</text:p>
            <text:p text:style-name="P3">mensuração do desempenho do atendimento, atualização de cadastros,</text:p>
            <text:p text:style-name="P3">gravação e armazenamento das chamada dos cliente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Pepers e Rogers (2001) afirmam que a maioria das empresas considera o Call Center</text:p>
            <text:p text:style-name="P3">como um centro de custo e <text:soft-page-break/>consequentemente tenta continuamente reduzir as despesas a ele associado. Mas quando o call center evolui para um centro de interação com o</text:p>
            <text:p text:style-name="P3">consumidor de forma completa, robusta e multicanal, ele se transforma em uma ferramenta</text:p>
            <text:p text:style-name="P3">de geração de lucr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8</text:p>
          </table:table-cell>
          <table:table-cell table:style-name="Tabela1.E2" office:value-type="string">
            <text:p text:style-name="P3">B) Componente: Automação da força de vendas (SFA – Sales Force</text:p>
            <text:p text:style-name="P3">Automation)</text:p>
            <text:p text:style-name="P3">•</text:p>
            <text:p text:style-name="P3">Funcionalidades:</text:p>
            <text:p text:style-name="P3">Gerenciamento de contas, contatos, oportunidades,</text:p>
            <text:p text:style-name="P3">processo de vendas (pipeline), previsão de vendas, orçamento, pedidos,</text:p>
            <text:p text:style-name="P3">sincronização de dados, ferramentas para geração de relatórios e o uso de</text:p>
            <text:p text:style-name="P3">dispositivos móveis como smartphones, palmtops, laptop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9</text:p>
          </table:table-cell>
          <table:table-cell table:style-name="Tabela1.E2" office:value-type="string">
            <text:p text:style-name="P3">C) Componente: Automação do Marketing (EMA – Automação do Marketing</text:p>
            <text:p text:style-name="P3">Empresarial)</text:p>
            <text:p text:style-name="P3">•</text:p>
            <text:p text:style-name="P3">Funcionalidades: sistemas de informação sobre os clientes, extração e análise das <text:soft-page-break/>informações, planejamento e definição da campanha de marketing com base na análise de dados estatísticos, lançamento de campanha, gerenciamento de respostas e uma ferramenta de fluxo de trabalho de modo que haja uma visão uniforme do cliente por toda a empresa.</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40</text:p>
          </table:table-cell>
          <table:table-cell table:style-name="Tabela1.E2" office:value-type="string">
            <text:p text:style-name="P3">Pepper e Rogers (2004) Os sistemas de automação de marketing deverão contemplar as seguintes funcionalidades:</text:p>
            <text:p text:style-name="P3"/>
            <text:p text:style-name="P3">Gerência de campanhas: seleção de audiências e segmentos, testes sofisticados, execução automatizada, interações automatizadas, definição da sequência de contato e follow-up, interações personalizadas através da Web e de e-mail, com</text:p>
            <text:p text:style-name="P3">base em datas e eventos ou com base em regras de negócio.</text:p>
            <text:p text:style-name="P3">Perfilização: personalização de perfis; atualização automática de perfis, integração a outras fontes de dados e acompanhamento de permissõe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40</text:p>
          </table:table-cell>
          <table:table-cell table:style-name="Tabela1.E2" office:value-type="string">
            <text:p text:style-name="P3">integração a outras fontes de dados e acompanhamento de permissões.</text:p>
            <text:p text:style-name="P3">O CRM operacional por si só não <text:soft-page-break/>consegue atender toda a necessidade da</text:p>
            <text:p text:style-name="P3">organização, pois representa somente uma parte da ferramenta CRM, devendo este ter</text:p>
            <text:p text:style-name="P3">integração com outras tipologias CRM</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40</text:p>
          </table:table-cell>
          <table:table-cell table:style-name="Tabela1.E2" office:value-type="string">
            <text:p text:style-name="P3">CRM é o Colaborativo que tem por finalidade englobar todos os</text:p>
            <text:p text:style-name="P3">pontos de contato com o cliente, onde ocorre a interação entre ele e a empresa. (Pepper e Rogers, 2004)</text:p>
          </table:table-cell>
        </table:table-row>
        <table:table-row>
          <table:table-cell table:style-name="Tabela1.A2" office:value-type="string">
            <text:p text:style-name="P3"/>
          </table:table-cell>
          <table:table-cell table:style-name="Tabela1.A2" office:value-type="string">
            <text:p text:style-name="P3">GREENBERG, P. CRM na velocidade da Luz. Rio de Janeiro: Campus, 2001. 409p.</text:p>
            <text:p text:style-name="P4">GULATI, R.; GARINO, J. Get the right mix of bricks &amp; clicks. Harvard Business</text:p>
            <text:p text:style-name="P4">Review, n.78, p.107-114, 2008</text:p>
          </table:table-cell>
          <table:table-cell table:style-name="Tabela1.A2" office:value-type="string">
            <text:p text:style-name="P4"/>
          </table:table-cell>
          <table:table-cell table:style-name="Tabela1.A2" office:value-type="string">
            <text:p text:style-name="P3">41</text:p>
          </table:table-cell>
          <table:table-cell table:style-name="Tabela1.E2" office:value-type="string">
            <text:p text:style-name="P3">Greenberg (2001) define o CRM Colaborativo como o centro da comunicação, da</text:p>
            <text:p text:style-name="P3">rede de coordenação que fornece os caminhos para clientes e fornecedores.</text:p>
          </table:table-cell>
        </table:table-row>
        <table:table-row>
          <table:table-cell table:style-name="Tabela1.A2" office:value-type="string">
            <text:p text:style-name="P3"/>
          </table:table-cell>
          <table:table-cell table:style-name="Tabela1.A2" office:value-type="string">
            <text:p text:style-name="P4">CHEN, J. I; POPOVICH, K. Understanding customer relationship (CRM) People,</text:p>
            <text:p text:style-name="P4">process and technology. Business Process Management Journal, v.9, n.5. p.672-688,</text:p>
            <text:p text:style-name="P3">2003.</text:p>
          </table:table-cell>
          <table:table-cell table:style-name="Tabela1.A2" office:value-type="string">
            <text:p text:style-name="P3"/>
          </table:table-cell>
          <table:table-cell table:style-name="Tabela1.A2" office:value-type="string">
            <text:p text:style-name="P3">41</text:p>
          </table:table-cell>
          <table:table-cell table:style-name="Tabela1.E2" office:value-type="string">
            <text:p text:style-name="P3">Do ponto de vista de integração, Chen e Popovich (2003) afirmam que, antes da</text:p>
            <text:p text:style-name="P3">utilização dos sistemas CRM, os diversos pontos de contato como os sistemas de telefonia,</text:p>
            <text:p text:style-name="P3">Web, e-mail, vendas, mala direta, operações de telemarketing, call center, propaganda,</text:p>
            <text:p text:style-name="P3">fax, pagers, lojas e quiosques eletrônicos eram controlados por sistemas de informática</text:p>
            <text:p text:style-name="P3">distintos. Desta forma o CRM <text:soft-page-break/>Colaborativo vem para para integrar estes diversos canais e</text:p>
            <text:p text:style-name="P3">todos os pontos de contat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O CRM colaborativo envolve canais de comunicação que estão interligados com sistemas afim de se aproximar mais do seu cliente através de uma estrutura integrada de voz e informação, sistema front-office.</text:p>
          </table:table-cell>
          <table:table-cell table:style-name="Tabela1.A2" office:value-type="string">
            <text:p text:style-name="P3"/>
          </table:table-cell>
          <table:table-cell table:style-name="Tabela1.E2" office:value-type="string">
            <text:p text:style-name="P3">esses canais fornecem oportunidades para as</text:p>
            <text:p text:style-name="P3">organizações colaborarem com seus clientes. Os sistemas que envolvem esses canais de</text:p>
            <text:p text:style-name="P3">interação também são chamados de pontos de contato. Eles observam que a infra-estrutura</text:p>
            <text:p text:style-name="P3">que fornece os serviços, somada a esses sistemas forma o CRM colaborativo. Sendo assim,</text:p>
            <text:p text:style-name="P3">esse último é constituído por canais, estrutura integrada de voz e informação, sistemasa sistemas de front-office e o portal Web intergrad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permite obter uma visão mais consistente do cliente, a partir dos</text:p>
            <text:p text:style-name="P3">dados recolhidos pelo CRM operacional, para obter o conhecimento que permita</text:p>
            <text:p text:style-name="P3">optimizar e gerar negócios. Este sistema facilita o processo de planeamento estratégico,</text:p>
            <text:p text:style-name="P3">porque é responsável por toda a estratégia de diferenciação de clientes, assim como pela</text:p>
            <text:p text:style-name="P3">sua segmentaçã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ext:p text:style-name="P3"/>
          </table:table-cell>
          <table:table-cell table:style-name="Tabela1.A2" office:value-type="string">
            <text:p text:style-name="P3"/>
          </table:table-cell>
          <table:table-cell table:style-name="Tabela1.E2" office:value-type="string">
            <text:p text:style-name="P3">fonte de toda a inteligência do processo, serve para o ajuste das</text:p>
            <text:p text:style-name="P3">estratégias de diferenciação de clientes, bem como para o acompanha-mento de seus</text:p>
            <text:p text:style-name="P3">hábitos, com o objetivo de identificar suas necessidades e os eventos que possam ocorrer</text:p>
            <text:p text:style-name="P3">na vida de cada um deles. Tudo com o objetivo de tornar fácil e conveniente para os</text:p>
            <text:p text:style-name="P3">melhores clientes, a relação com a empresa, buscando sua satisfação e fidelidade. é através das ferramentas analíticas que identificamos os clientes de</text:p>
            <text:p text:style-name="P3">menor valor para a empresa. Pelo tratamento diferenciado, pode-se conseguir uma</text:p>
            <text:p text:style-name="P3">redução significativa dos custos de atendimento a esses clientes. as ferramentas de análise, o data mining (mineração de dados), os</text:p>
            <text:p text:style-name="P3">relatórios analíticos etc. devem ter como única fonte de dados o data warehouse (DWH),</text:p>
            <text:p text:style-name="P3">que é uma base de dados históricos e integrados que tem como objetivo fornecer uma</text:p>
            <text:p text:style-name="P3">visão única, orientada a assuntos, dos dados da empresa. É importante ressaltar a importância da integração dos dados</text:p>
            <text:p text:style-name="P3">analíticos ao longo do tempo para <text:soft-page-break/>não correr o risco de lidar com “distintas versões da</text:p>
            <text:p text:style-name="P3">verdade”.</text:p>
          </table:table-cell>
        </table:table-row>
        <table:table-row>
          <table:table-cell table:style-name="Tabela1.A2" office:value-type="string">
            <text:p text:style-name="P3"/>
          </table:table-cell>
          <table:table-cell table:style-name="Tabela1.A2" table:number-rows-spanned="5" office:value-type="string">
            <text:p text:style-name="P3">DORNELAS, G. C. Análises Econômicas do Software Livre no Contexto Universitário. Centro Universitário de Vila velha. Vila Velha, 2009. (Monografia)</text:p>
          </table:table-cell>
          <table:table-cell table:style-name="Tabela1.A2" office:value-type="string">
            <text:p text:style-name="P3">Em meados dos anos setenta o desenvolvimento de softwares e o seu compartilhamento era feito de maneira que todos tinham acesso ao código fonte sem restrição. A partir do final dessa década, empresas começaram a restringir e aplicar licenças para seus software. Neste tempo</text:p>
            <text:p text:style-name="P3"/>
            <text:p text:style-name="P3">O Software Livre vem se desenvolvendo de forma mais acelerada dentro das organizações empresariais, a partir da criação do projeto Gnus Not Unix (GNU) e ao passar do tempo foi-se ganhando mais força no mercado <text:s text:c="2"/>com empresas de grande porte como HP, IBM, Sun Microsystems entre outras vinheram <text:s/>a se adequar a essa filosofia de codigo-aberto.</text:p>
            <text:p text:style-name="P3"/>
            <text:p text:style-name="P3"/>
          </table:table-cell>
          <table:table-cell table:style-name="Tabela1.A2" office:value-type="string">
            <text:p text:style-name="P3">10</text:p>
          </table:table-cell>
          <table:table-cell table:style-name="Tabela1.E2" office:value-type="string">
            <text:p text:style-name="P3">Com o surgimento do projeto Gnu’s Not Unix (GNU) em 84 e seu amadurecimento</text:p>
            <text:p text:style-name="P3">nos anos posteriores, principalmente na década de 90, com a criação do Sistema</text:p>
            <text:p text:style-name="P3">Operacional Linux de código aberto por Linus Torvalds e seu desenvolvimento por</text:p>
            <text:p text:style-name="P3">milhares de programadores de todo o mundo, os investimentos de capital no</text:p>
            <text:p text:style-name="P3">desenvolvimento de Software Livre vem crescendo rapidamente dentro das maiores</text:p>
            <text:p text:style-name="P3">empresas produtoras de hardware e software do mundo, incluindo IBM, Hewlett</text:p>
            <text:p text:style-name="P4">Packard, Sun Microsystems e Apple.</text:p>
            <text:p text:style-name="P4"/>
            <text:p text:style-name="P3">Junto à criação da GPL, Richard Stallman lançou o GNU manifesto, com o objetivo</text:p>
            <text:p text:style-name="P3">de criar um sistema operacional com características do Software Livre, o que seria</text:p>
            <text:p text:style-name="P3">um grande passo para o desenvolvimento de futuros softwares livres. Seguindo o</text:p>
            <text:p text:style-name="P3">pensamento de Stallman, Linus <text:soft-page-break/>Torvalds, do Departamento de Ciência da Computação da Universidade de Helsinque na Finlândia, criou um sistema</text:p>
            <text:p text:style-name="P3">operacional livre em 1991, o chamado Linux, que é compatibilizado ao sistema</text:p>
            <text:p text:style-name="P3">operacional UNIX.</text:p>
          </table:table-cell>
        </table:table-row>
        <table:table-row>
          <table:table-cell table:style-name="Tabela1.A2" office:value-type="string">
            <text:p text:style-name="P3"/>
          </table:table-cell>
          <table:covered-table-cell/>
          <table:table-cell table:style-name="Tabela1.A2" office:value-type="string">
            <text:p text:style-name="P3">A filosofia do software livre ganha <text:s/>notoriedade com o criação do Free Software Foundation (FSF) que tem o intuito de disseminar o desenvolvimento do software de livre, divulgando as liberdades descritas pela GPL e que permite aos autores de software estarem amparados legalmente para a distribuição do seu sistema por meio desta licença.</text:p>
          </table:table-cell>
          <table:table-cell table:style-name="Tabela1.A2" office:value-type="string">
            <text:p text:style-name="P3">15</text:p>
          </table:table-cell>
          <table:table-cell table:style-name="Tabela1.E2" office:value-type="string">
            <text:p text:style-name="P3">O marco principal desses esforços foi dado pela criação da Free Software Foundation (FSF) em 1983 por Richard Stallman, que teve como ideia principal o desenvolvimento e disseminação de software de código aberto sem</text:p>
            <text:p text:style-name="P3">custos, através de meios legais, para cada autor de software.</text:p>
          </table:table-cell>
        </table:table-row>
        <table:table-row>
          <table:table-cell table:style-name="Tabela1.A2" office:value-type="string">
            <text:p text:style-name="P3"/>
          </table:table-cell>
          <table:covered-table-cell/>
          <table:table-cell table:style-name="Tabela1.A2" office:value-type="string">
            <text:p text:style-name="P3">A Free Software Foundation define quatro liberdades para considerar um software como livre.</text:p>
            <text:p text:style-name="P3"/>
            <text:p text:style-name="P3">Quando se é usado termo “livre” em muitos casos associam quanto a gratuidade de um software, quando na verdade, a correta interpretação para a palavra é em relação ao poder de manipulação do código de um software, de modificar seu conteúdo, distribuí-lo e aperfeiçoa-lo para qualquer finalidade.</text:p>
            <text:p text:style-name="P3"/>
          </table:table-cell>
          <table:table-cell table:style-name="Tabela1.A2" office:value-type="string">
            <text:p text:style-name="P3">16</text:p>
          </table:table-cell>
          <table:table-cell table:style-name="Tabela1.E2" office:value-type="string">
            <text:p text:style-name="P12"><text:span text:style-name="Fonte_20_parág._20_padrão"><text:span text:style-name="T3">Um </text:span></text:span><text:a xlink:type="simple" xlink:href="http://pt.wikipedia.org/wiki/Software" office:target-frame-name="_top" xlink:show="replace"><text:span text:style-name="Internet_20_link"><text:span text:style-name="T5">software</text:span></text:span></text:a><text:span text:style-name="Fonte_20_parág._20_padrão"><text:span text:style-name="T3"> é considerado como livre quando atende aos quatro tipos de liberdade para os usuários do soft</text:span></text:span><text:span text:style-name="Fonte_20_parág._20_padrão"><text:span text:style-name="T3">ware definidas pela </text:span></text:span><text:a xlink:type="simple" xlink:href="http://pt.wikipedia.org/wiki/Free_Software_Foundation" office:target-frame-name="_top" xlink:show="replace"><text:span text:style-name="Internet_20_link"><text:span text:style-name="T5">Free Software Foundation</text:span></text:span></text:a><text:span text:style-name="Fonte_20_parág._20_padrão"><text:span text:style-name="T3">:</text:span></text:span></text:p>
            <text:p text:style-name="P15"/>
            <text:list xml:id="list2038141888" text:style-name="WWNum1">
              <text:list-item>
                <text:p text:style-name="P28">A liberdade para executar o programa, para qualquer propósito (liberdade nº 0);</text:p>
              </text:list-item>
              <text:list-item>
                <text:p text:style-name="P28">A liberdade de estudar como o programa funciona, e adaptá-lo para as suas necessidades. Um pré-requisito para esta liberdade é o acesso ao código-fonte (liberdade nº 1);</text:p>
              </text:list-item>
              <text:list-item>
                <text:p text:style-name="P29"><text:soft-page-break/><text:span text:style-name="Fonte_20_parág._20_padrão"><text:span text:style-name="T3">A liberdade de redistribuir cópias de modo que você possa ajudar a sua comunidade (liberdade nº 2);</text:span></text:span></text:p>
              </text:list-item>
              <text:list-item>
                <text:p text:style-name="P28">A liberdade de aperfeiçoar o programa, e liberar os seus aperfeiçoamentos, de modo que toda a comunidade se beneficie. Um pré-requisito para esta liberdade é o acesso ao código-fonte (liberdade nº 3).</text:p>
              </text:list-item>
            </text:list>
          </table:table-cell>
        </table:table-row>
        <table:table-row>
          <table:table-cell table:style-name="Tabela1.A2" office:value-type="string">
            <text:p text:style-name="P3"/>
          </table:table-cell>
          <table:covered-table-cell/>
          <table:table-cell table:style-name="Tabela1.A2" office:value-type="string">
            <text:p text:style-name="P3"/>
          </table:table-cell>
          <table:table-cell table:style-name="Tabela1.A2" office:value-type="string">
            <text:p text:style-name="P3">17</text:p>
          </table:table-cell>
          <table:table-cell table:style-name="Tabela1.E2" office:value-type="string">
            <text:p text:style-name="P3">Vale destacar que o Software Livre, aqui considerado, será usado indistintamente do</text:p>
            <text:p text:style-name="P3">termo de código aberto, cujos princípios de licença CA (Código Aberto) dada pela</text:p>
            <text:p text:style-name="P4">Open Source Intiative (OSI, 2009) são:</text:p>
            <text:p text:style-name="P3"><text:bookmark-start text:name="__DdeLink__3866_1377295188"/>1. distribuição livre, sem pagamento de royalties ou semelhantes;</text:p>
            <text:p text:style-name="P3">2. código fonte deve sempre estar aberto;</text:p>
            <text:p text:style-name="P3">3. permitir modificações e trabalhos derivados;</text:p>
            <text:p text:style-name="P3">4. garantir integridade autoral do código fonte;</text:p>
            <text:p text:style-name="P3">5. não discriminar pessoas ou grupos;</text:p>
            <text:p text:style-name="P3">6. não discriminar áreas de conhecimento, setores, atividades;</text:p>
            <text:p text:style-name="P3">7. direitos de licença <text:soft-page-break/>redistribuídos sem necessidade de licenças adicionais pelas</text:p>
            <text:p text:style-name="P3">partes;</text:p>
            <text:p text:style-name="P3">8. a licença não deve ser ligada a um produto específico;</text:p>
            <text:p text:style-name="P3">9. a licença não pode restringir outros softwares que são divulgados conjuntamente.<text:bookmark-end text:name="__DdeLink__3866_1377295188"/></text:p>
          </table:table-cell>
        </table:table-row>
        <table:table-row>
          <table:table-cell table:style-name="Tabela1.A2" office:value-type="string">
            <text:p text:style-name="P3"/>
          </table:table-cell>
          <table:covered-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8"><text:span text:style-name="Fonte_20_parág._20_padrão"><text:span text:style-name="T6">mas isso não significa que </text:span></text:span><text:span text:style-name="Fonte_20_parág._20_padrão"><text:span text:style-name="T7">Softwares </text:span></text:span><text:span text:style-name="Fonte_20_parág._20_padrão"><text:span text:style-name="T6">Livres não possam ser comercializados. Neste sentido, quando um </text:span></text:span><text:span text:style-name="Fonte_20_parág._20_padrão"><text:span text:style-name="T6">programa é distribuído gratuitamente, ele não se auto-qualifica como </text:span></text:span><text:span text:style-name="Fonte_20_parág._20_padrão"><text:span text:style-name="T7">Software </text:span></text:span><text:span text:style-name="Fonte_20_parág._20_padrão"><text:span text:style-name="T6">Livre se uma das três liberdades fundamentais for violada, ou seja, um </text:span></text:span><text:span text:style-name="Fonte_20_parág._20_padrão"><text:span text:style-name="T7">software </text:span></text:span><text:span text:style-name="Fonte_20_parág._20_padrão"><text:span text:style-name="T6">proprietário pode ser gratuito, tanto quanto um </text:span></text:span><text:span text:style-name="Fonte_20_parág._20_padrão"><text:span text:style-name="T7">software </text:span></text:span><text:span text:style-name="Fonte_20_parág._20_padrão"><text:span text:style-name="T6">livre pode ser pago.</text:span></text:span></text:p>
          </table:table-cell>
        </table:table-row>
        <table:table-row>
          <table:table-cell table:style-name="Tabela1.A2" office:value-type="string">
            <text:p text:style-name="P6"/>
          </table:table-cell>
          <table:table-cell table:style-name="Tabela1.A2" office:value-type="string">
            <text:p text:style-name="P3">LIMA, C. R. M., Produção colaborativa na sociedade da informação / Clóvis Ricardo Montenegro de Lima, Rose Marie Santini – Rio de Janeiro: E-pappers, 2008.</text:p>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
          </table:table-cell>
        </table:table-row>
        <table:table-row>
          <table:table-cell table:style-name="Tabela1.A2" table:number-rows-spanned="2" office:value-type="string">
            <text:p text:style-name="P3">http://books.google.com.br/books?id=E9D2K7GszL8C&amp;pg=PT12&amp;dq=o+que+%C3%A9+open+source?&amp;hl=ptBR&amp;ei=PovBTrK0EozwggezsoisBw<text:soft-page-break/>&amp;sa=X&amp;oi=book_result&amp;ct=result&amp;resnum=1&amp;ved=0CC0Q6AEwAA#v=onepage&amp;q=o%20que%20%C3%A9%20open%20source%3F&amp;f=false</text:p>
          </table:table-cell>
          <table:table-cell table:style-name="Tabela1.A2" table:number-rows-spanned="2" office:value-type="string">
            <text:p text:style-name="P3">Ferrari, Fabrício Augusto. Curso Prático de Linux. São Paulo: Digerati Books, 2007.</text:p>
          </table:table-cell>
          <table:table-cell table:style-name="Tabela1.A2" office:value-type="string">
            <text:p text:style-name="P3"/>
          </table:table-cell>
          <table:table-cell table:style-name="Tabela1.A2" office:value-type="string">
            <text:p text:style-name="P3">11</text:p>
          </table:table-cell>
          <table:table-cell table:style-name="Tabela1.E2" office:value-type="string">
            <text:p text:style-name="P10">Segundo Ferrari (2007), “o termo open source, apareceu pela primeira vez em 1988 e foi usado por programadores para identificar seus produtos como programas não proprietários; em outras palavras software livre”.</text:p>
          </table:table-cell>
        </table:table-row>
        <table:table-row>
          <table:covered-table-cell/>
          <table:covered-table-cell/>
          <table:table-cell table:style-name="Tabela1.A2" office:value-type="string">
            <text:p text:style-name="P3">Houve um receio quanto ao significado que o termo “livre” poderia <text:soft-page-break/>transparecer devido ao desconhecimento da filosofia do software livre, o que poderia causar uma desaceitação no mercado corporativo e pelos usuários de computador. Ainda segundo o autor o motivo para isto está quando se é usado termo “livre” associado quanto a gratuidade de um software, quando na verdade, a correta interpretação para a palavra é em relação ao poder de manipulação do código de um software, de modificar seu conteúdo, distribuí-lo e aperfeiçoa-lo para qualquer finalidade.</text:p>
          </table:table-cell>
          <table:table-cell table:style-name="Tabela1.A2" office:value-type="string">
            <text:p text:style-name="P3">11</text:p>
          </table:table-cell>
          <table:table-cell table:style-name="Tabela1.E2" office:value-type="string">
            <text:p text:style-name="P16"><text:span text:style-name="Fonte_20_parág._20_padrão"><text:span text:style-name="T4">Eles temiam que a </text:span></text:span><text:span text:style-name="Fonte_20_parág._20_padrão"><text:span text:style-name="T4">expressão livre pudesse gerar </text:span></text:span><text:soft-page-break/><text:span text:style-name="Fonte_20_parág._20_padrão"><text:span text:style-name="T4">certa rejeição por parte das pessoas não familiarizadas com a filosofia do software livre, e principalmente por parte das grandes empresas que naquela época começavam a manifestar interesse, por esse tipo de produto. O medo do</text:span></text:span><text:span text:style-name="Fonte_20_parág._20_padrão"><text:span text:style-name="T4">s desenvolvedores dos programas livres era de que as empresas (os grandes clientes) associassem a ideia de livre a um tipo de software gratuito de qualidade escassa e sem qualquer tipo de suporte (Augusto, F, Pág. 11).</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1">Mas o que é exatamente o software livre? É um programa de computador com código-fonte aberto, possibilitando que qualquer técnico possa estudá-lo, alterá-lo, adequá-lo às suas próprias necessidades e redistribuí-lo, sem restrições. Geralmente, os softwares livres também são gratuitos (CASSINO, 2003: 50).</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2001:38).</text:p>
            <text:p text:style-name="P17">Precisamos esclarecer ao nosso leitor que software livre NÃO É sinônimo de</text:p>
            <text:p text:style-name="P17">gratuidade ou de custo zero. O usuário terá que disponibilizar pessoal, tempo e</text:p>
            <text:p text:style-name="P17"><text:soft-page-break/>outros recursos para administrar qualquer sistema baseado em software livre.</text:p>
            <text:p text:style-name="P17">Software livre significa liberdade para usar, copiar, distribuir, estudar, criar,</text:p>
            <text:p text:style-name="P17">modificar, comercializar e gerenciar seus próprios recursos de informática, uma vez</text:p>
            <text:p text:style-name="P17">que se tem acesso ao código fonte (BENÍCIO, 2005).</text:p>
          </table:table-cell>
        </table:table-row>
        <table:table-row>
          <table:table-cell table:style-name="Tabela1.A2" office:value-type="string">
            <text:p text:style-name="P3"/>
          </table:table-cell>
          <table:table-cell table:style-name="Tabela1.A2" office:value-type="string">
            <text:p text:style-name="P8"><text:span text:style-name="Fonte_20_parág._20_padrão"><text:span text:style-name="T1">FERNANDES, B. M. N. O</text:span></text:span><text:span text:style-name="Fonte_20_parág._20_padrão"><text:span text:style-name="T1"> software open source como suporte à infraestrutura de TI na administração pública local portuguesa: Factores determinandes na sua adopção. Dissertação (Mestrado). Instituto Universitário de Lisboa, 2010.</text:span></text:span></text:p>
          </table:table-cell>
          <table:table-cell table:style-name="Tabela1.A2" office:value-type="string">
            <text:p text:style-name="P3">No início do século xxi houve um crescimento acelerado da utilização de software open source no âmbito da tecnologia da informação.</text:p>
          </table:table-cell>
          <table:table-cell table:style-name="Tabela1.A2" office:value-type="string">
            <text:p text:style-name="P3"/>
          </table:table-cell>
          <table:table-cell table:style-name="Tabela1.E2" office:value-type="string">
            <text:p text:style-name="P20"><text:span text:style-name="Fonte_20_parág._20_padrão"><text:span text:style-name="T8">A utilização de </text:span></text:span><text:span text:style-name="Fonte_20_parág._20_padrão"><text:span text:style-name="T11">software open source </text:span></text:span><text:span text:style-name="Fonte_20_parág._20_padrão"><text:span text:style-name="T8">(OSS) ao nível das infra-estruturas de serviços de Tecnologias de Inform</text:span></text:span><text:span text:style-name="Fonte_20_parág._20_padrão"><text:span text:style-name="T8">a</text:span></text:span><text:span text:style-name="Fonte_20_parág._20_padrão"><text:span text:style-name="T8">ção (TI) é uma das tendências tecn</text:span></text:span><text:span text:style-name="Fonte_20_parág._20_padrão"><text:span text:style-name="T8">o</text:span></text:span><text:span text:style-name="Fonte_20_parág._20_padrão"><text:span text:style-name="T8">lógicas com maior cresc</text:span></text:span><text:span text:style-name="Fonte_20_parág._20_padrão"><text:span text:style-name="T8">imento neste início de século (Forrester Consu</text:span></text:span><text:span text:style-name="Fonte_20_parág._20_padrão"><text:span text:style-name="T8">l</text:span></text:span><text:span text:style-name="Fonte_20_parág._20_padrão"><text:span text:style-name="T8">ting, 2007).</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Em muitos casos a administração publica é encarada como o ambiente propicio ao recebimento das implantações de softwares open </text:p>
            <text:p text:style-name="P3">Source (OSS), pois recebem diferentes incentivos e objetivos distintos se comprados às empresas privadas. </text:p>
            <text:p text:style-name="P3">Ainda segundo o autor os estudos apontam que a adoção do OSS pelo Estado incentiva o desenvolvimento e serviços prestados pela comunidade local. <text:s/></text:p>
          </table:table-cell>
          <table:table-cell table:style-name="Tabela1.A2" office:value-type="string">
            <text:p text:style-name="P3"/>
          </table:table-cell>
          <table:table-cell table:style-name="Tabela1.E2" office:value-type="string">
            <text:p text:style-name="P20"><text:span text:style-name="Fonte_20_parág._20_padrão"><text:span text:style-name="T8">Por outro lado, as administrações públicas são muitas vezes consider</text:span></text:span><text:span text:style-name="Fonte_20_parág._20_padrão"><text:span text:style-name="T8">a</text:span></text:span><text:span text:style-name="Fonte_20_parág._20_padrão"><text:span text:style-name="T8">das um destinatário natural d</text:span></text:span><text:span text:style-name="Fonte_20_parág._20_padrão"><text:span text:style-name="T8">a i</text:span></text:span><text:span text:style-name="Fonte_20_parág._20_padrão"><text:span text:style-name="T8">m</text:span></text:span><text:span text:style-name="Fonte_20_parág._20_padrão"><text:span text:style-name="T8">plementação de OSS, uma vez que, por comparação com as</text:span></text:span></text:p>
            <text:p text:style-name="P20"><text:span text:style-name="Fonte_20_parág._20_padrão"><text:span text:style-name="T8">empresas privadas, respondem a dif</text:span></text:span><text:span text:style-name="Fonte_20_parág._20_padrão"><text:span text:style-name="T8">e</text:span></text:span><text:span text:style-name="Fonte_20_parág._20_padrão"><text:span text:style-name="T8">rentes incentivos e possuem object</text:span></text:span><text:span text:style-name="Fonte_20_parág._20_padrão"><text:span text:style-name="T8">i</text:span></text:span><text:span text:style-name="Fonte_20_parág._20_padrão"><text:span text:style-name="T8">vos distintos.</text:span></text:span></text:p>
            <text:p text:style-name="P20"><text:span text:style-name="Fonte_20_parág._20_padrão"><text:span text:style-name="T8">Um recente conjunto de casos de estudo mostra ainda </text:span></text:span><text:soft-page-break/><text:span text:style-name="Fonte_20_parág._20_padrão"><text:span text:style-name="T8">que a adopção estruturada de</text:span></text:span></text:p>
            <text:p text:style-name="P20"><text:span text:style-name="Fonte_20_parág._20_padrão"><text:span text:style-name="T8">OSS por parte de uma administra</text:span></text:span><text:span text:style-name="Fonte_20_parág._20_padrão"><text:span text:style-name="T8">ção pública local pode potenciar os serv</text:span></text:span><text:span text:style-name="Fonte_20_parág._20_padrão"><text:span text:style-name="T8">i</text:span></text:span><text:span text:style-name="Fonte_20_parág._20_padrão"><text:span text:style-name="T8">ços e desenvolvimentos prestados pela comunidade que a rodeia.</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 uso da licença GPL obriga que quaisquer alterações feitas em um programa de computador devem repassar do mesmo modo que a licença original.</text:p>
            <text:p text:style-name="P3"/>
          </table:table-cell>
          <table:table-cell table:style-name="Tabela1.A2" office:value-type="string">
            <text:p text:style-name="P3"/>
          </table:table-cell>
          <table:table-cell table:style-name="Tabela1.E2" office:value-type="string">
            <text:p text:style-name="P20"><text:span text:style-name="Fonte_20_parág._20_padrão"><text:span text:style-name="T8">A utilização deste tipo de licença</text:span></text:span><text:span text:style-name="Fonte_20_parág._20_padrão"><text:span text:style-name="T8"> impõe a aceitação da obrigatoriedade de redistribuir qualquer alteração ao código fonte</text:span></text:span><text:span text:style-name="Fonte_20_parág._20_padrão"><text:span text:style-name="T9"> </text:span></text:span><text:span text:style-name="Fonte_20_parág._20_padrão"><text:span text:style-name="T8">de um programa info</text:span></text:span><text:span text:style-name="Fonte_20_parág._20_padrão"><text:span text:style-name="T8">r</text:span></text:span><text:span text:style-name="Fonte_20_parág._20_padrão"><text:span text:style-name="T8">mático sob os mesmos termos da licença original. Os sistemas operat</text:span></text:span><text:span text:style-name="Fonte_20_parág._20_padrão"><text:span text:style-name="T8">i</text:span></text:span><text:span text:style-name="Fonte_20_parág._20_padrão"><text:span text:style-name="T8">vos GNU/Linux são os maiores</text:span></text:span></text:p>
            <text:p text:style-name="P16"><text:span text:style-name="Fonte_20_parág._20_padrão"><text:span text:style-name="T8">exemplos da utilização deste tipo de licenciamento</text:span></text:span><text:span text:style-name="Fonte_20_parág._20_padrão"><text:span text:style-name="T8">.</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Eric Raymond, Bruce Perens e outros profissionais criaram um novo conceito denominado Open Source para diferenciar das aplicações licenciadas pela GPL, dando ao utilizador o direito de executar, modificar e distribuir um código sem a obrigação de publica-lo segundo os termos originais.</text:p>
          </table:table-cell>
          <table:table-cell table:style-name="Tabela1.A2" office:value-type="string">
            <text:p text:style-name="P3"/>
          </table:table-cell>
          <table:table-cell table:style-name="Tabela1.E2" office:value-type="string">
            <text:p text:style-name="P20"><text:span text:style-name="Fonte_20_parág._20_padrão"><text:span text:style-name="T8">No final dos anos 90, Eric Raymond e Bruce Perens, entre outros, introd</text:span></text:span><text:span text:style-name="Fonte_20_parág._20_padrão"><text:span text:style-name="T8">u</text:span></text:span><text:span text:style-name="Fonte_20_parág._20_padrão"><text:span text:style-name="T8">ziram o</text:span></text:span></text:p>
            <text:p text:style-name="P20"><text:span text:style-name="Fonte_20_parág._20_padrão"><text:span text:style-name="T8">conceito de “</text:span></text:span><text:span text:style-name="Fonte_20_parág._20_padrão"><text:span text:style-name="T11">Open Source</text:span></text:span><text:span text:style-name="Fonte_20_parág._20_padrão"><text:span text:style-name="T8">” para d</text:span></text:span><text:span text:style-name="Fonte_20_parág._20_padrão"><text:span text:style-name="T8">e</text:span></text:span><text:span text:style-name="Fonte_20_parág._20_padrão"><text:span text:style-name="T8">signar não apenas as aplicações GPL mas uma</text:span></text:span></text:p>
            <text:p text:style-name="P20"><text:span text:style-name="Fonte_20_parág._20_padrão"><text:span text:style-name="T8">série de outras que não sendo comp</text:span></text:span><text:span text:style-name="Fonte_20_parág._20_padrão"><text:span text:style-name="T8">a</text:span></text:span><text:span text:style-name="Fonte_20_parág._20_padrão"><text:span text:style-name="T8">tíveis com a GPL, permitiam ao util</text:span></text:span><text:span text:style-name="Fonte_20_parág._20_padrão"><text:span text:style-name="T8">i</text:span></text:span><text:span text:style-name="Fonte_20_parág._20_padrão"><text:span text:style-name="T8">zador</text:span></text:span></text:p>
            <text:p text:style-name="P20"><text:span text:style-name="Fonte_20_parág._20_padrão"><text:span text:style-name="T8">aceder, alterar </text:span></text:span><text:span text:style-name="Fonte_20_parág._20_padrão"><text:span text:style-name="T8">e distribuir livremente o código sem a obrigatoriedade de o publicar</text:span></text:span></text:p>
            <text:p text:style-name="P16"><text:span text:style-name="Fonte_20_parág._20_padrão"><text:span text:style-name="T8">segundo os termos da licença original.</text:span></text:span></text:p>
          </table:table-cell>
        </table:table-row>
        <text:soft-page-break/>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 OSS é encarado de forma mais comercial que o termo software livre, pois não exige clausula de liberdade posterior. Liberando abertamente o código-fonte para que for utilizar sem que seja necessário a publicação dos termos de licença original.</text:p>
            <text:p text:style-name="P3"/>
          </table:table-cell>
          <table:table-cell table:style-name="Tabela1.A2" office:value-type="string">
            <text:p text:style-name="P3"/>
          </table:table-cell>
          <table:table-cell table:style-name="Tabela1.E2" office:value-type="string">
            <text:p text:style-name="P20"><text:span text:style-name="Fonte_20_parág._20_padrão"><text:span text:style-name="T8">Esta abordagem constitui uma visão menos fundamentalista (sendo por isso encarada como mais comercial) do que a defendida por Richard Stallman, uma vez que não impõe condições ao licen</text:span></text:span><text:span text:style-name="Fonte_20_parág._20_padrão"><text:span text:style-name="T8">ciamento posterior.</text:span></text:span></text:p>
            <text:p text:style-name="P20"><text:span text:style-name="Fonte_20_parág._20_padrão"><text:span text:style-name="T8">Ou seja, um utilizador tem a liberd</text:span></text:span><text:span text:style-name="Fonte_20_parág._20_padrão"><text:span text:style-name="T8">a</text:span></text:span><text:span text:style-name="Fonte_20_parág._20_padrão"><text:span text:style-name="T8">de de aceder e modificar livremente o </text:span></text:span><text:span text:style-name="Fonte_20_parág._20_padrão"><text:span text:style-name="T8">código fonte de uma aplicação, mas os termos da sua utilização não obr</text:span></text:span><text:span text:style-name="Fonte_20_parág._20_padrão"><text:span text:style-name="T8">i</text:span></text:span><text:span text:style-name="Fonte_20_parág._20_padrão"><text:span text:style-name="T8">gam a que qualquer modificação seja publicada nos termos de licenciame</text:span></text:span><text:span text:style-name="Fonte_20_parág._20_padrão"><text:span text:style-name="T8">n</text:span></text:span><text:span text:style-name="Fonte_20_parág._20_padrão"><text:span text:style-name="T8">to original.</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s softwares têm um proposito de satisfazer as necessidades dos clientes bem como os desejos de quem tem autoria sobre o sistema. As exclusividades e liberdades de licença de um software exige uma atenção cuidadosa para sua elaboração. As definições sobre os licenciamentos dos softwares têm sido muito importantes, pois existem várias declarações de licenças neste âmbito.</text:p>
            <text:p text:style-name="P3"/>
            <text:p text:style-name="P3">Na tabela 6 serão aprofundadas as principais licenças de softwares</text:p>
            <text:p text:style-name="P3"/>
            <text:p text:style-name="P3"><text:soft-page-break/></text:p>
            <text:p text:style-name="P3"/>
            <text:p text:style-name="P3"/>
          </table:table-cell>
          <table:table-cell table:style-name="Tabela1.A2" office:value-type="string">
            <text:p text:style-name="P3"/>
          </table:table-cell>
          <table:table-cell table:style-name="Tabela1.E2" office:value-type="string">
            <text:p text:style-name="P20"><text:span text:style-name="Fonte_20_parág._20_padrão"><text:span text:style-name="T8">As restrições e as liberdades de uma licença OSS têm que ser equilibradas cuidadosamente quando a </text:span></text:span><text:span text:style-name="Fonte_20_parág._20_padrão"><text:span text:style-name="T8">elaboração de uma licença de </text:span></text:span><text:span text:style-name="Fonte_20_parág._20_padrão"><text:span text:style-name="T11">software</text:span></text:span><text:span text:style-name="Fonte_20_parág._20_padrão"><text:span text:style-name="T8">, de modo a satisfazer tanto as necessidades do cliente como as intenções do propri</text:span></text:span><text:span text:style-name="Fonte_20_parág._20_padrão"><text:span text:style-name="T8">e</text:span></text:span><text:span text:style-name="Fonte_20_parág._20_padrão"><text:span text:style-name="T8">tário dos direitos de autor (por exe</text:span></text:span><text:span text:style-name="Fonte_20_parág._20_padrão"><text:span text:style-name="T8">m</text:span></text:span><text:span text:style-name="Fonte_20_parág._20_padrão"><text:span text:style-name="T8">plo, maximizar a utilização do </text:span></text:span><text:span text:style-name="Fonte_20_parág._20_padrão"><text:span text:style-name="T11">so</text:span></text:span><text:span text:style-name="Fonte_20_parág._20_padrão"><text:span text:style-name="T11">f</text:span></text:span><text:span text:style-name="Fonte_20_parág._20_padrão"><text:span text:style-name="T11">tware </text:span></text:span><text:span text:style-name="Fonte_20_parág._20_padrão"><text:span text:style-name="T8">para todos os utilizadores, i</text:span></text:span><text:span text:style-name="Fonte_20_parág._20_padrão"><text:span text:style-name="T8">n</text:span></text:span><text:span text:style-name="Fonte_20_parág._20_padrão"><text:span text:style-name="T8">cluindo organizações comerci</text:span></text:span><text:span text:style-name="Fonte_20_parág._20_padrão"><text:span text:style-name="T8">ais, ou para garantir </text:span></text:span><text:soft-page-break/><text:span text:style-name="Fonte_20_parág._20_padrão"><text:span text:style-name="T8">que o </text:span></text:span><text:span text:style-name="Fonte_20_parág._20_padrão"><text:span text:style-name="T11">software</text:span></text:span><text:span text:style-name="Fonte_20_parág._20_padrão"><text:span text:style-name="T8"> continua a ser "livre" no sentido da filosofia da FSF). Têm existido muitas tentativas de definir a licença </text:span></text:span><text:span text:style-name="Fonte_20_parág._20_padrão"><text:span text:style-name="T11">Open Source </text:span></text:span><text:span text:style-name="Fonte_20_parág._20_padrão"><text:span text:style-name="T8">id</text:span></text:span><text:span text:style-name="Fonte_20_parág._20_padrão"><text:span text:style-name="T8">e</text:span></text:span><text:span text:style-name="Fonte_20_parág._20_padrão"><text:span text:style-name="T8">al, resultando em muitas licenças diferentes nesta área. Em seguida, iremos descrever os modelos</text:span></text:span><text:span text:style-name="Fonte_20_parág._20_padrão"><text:span text:style-name="T8"> de l</text:span></text:span><text:span text:style-name="Fonte_20_parág._20_padrão"><text:span text:style-name="T8">i</text:span></text:span><text:span text:style-name="Fonte_20_parág._20_padrão"><text:span text:style-name="T8">cenciamento mais importantes, com vista a aprofundar a definição de </text:span></text:span><text:span text:style-name="Fonte_20_parág._20_padrão"><text:span text:style-name="T11">Open Source</text:span></text:span></text:p>
            <text:p text:style-name="P21"/>
            <text:p text:style-name="P21">De acordo com o FLOSS Report (2002), existem diversos tipos de licenciamento e</text:p>
            <text:p text:style-name="P20"><text:span text:style-name="Fonte_20_parág._20_padrão"><text:span text:style-name="T8">distribuição de </text:span></text:span><text:span text:style-name="Fonte_20_parág._20_padrão"><text:span text:style-name="T11">software</text:span></text:span><text:span text:style-name="Fonte_20_parág._20_padrão"><text:span text:style-name="T8">. Estes di</text:span></text:span><text:span text:style-name="Fonte_20_parág._20_padrão"><text:span text:style-name="T8">s</text:span></text:span><text:span text:style-name="Fonte_20_parág._20_padrão"><text:span text:style-name="T8">tinguem-se através de dois critérios: a</text:span></text:span></text:p>
            <text:p text:style-name="P20"><text:span text:style-name="Fonte_20_parág._20_padrão"><text:span text:style-name="T8">disponibilidade</text:span></text:span><text:span text:style-name="Fonte_20_parág._20_padrão"><text:span text:style-name="T8"> do seu código fonte e o seu custo. Os diferentes tipos de </text:span></text:span><text:span text:style-name="Fonte_20_parág._20_padrão"><text:span text:style-name="T11">software</text:span></text:span><text:span text:style-name="Fonte_20_parág._20_padrão"><text:span text:style-name="T8">,</text:span></text:span></text:p>
            <text:p text:style-name="P20"><text:span text:style-name="Fonte_20_parág._20_padrão"><text:span text:style-name="T8">categorizados segundo estes dois critérios, serão apresentadas na Tab</text:span></text:span><text:span text:style-name="Fonte_20_parág._20_padrão"><text:span text:style-name="T8">e</text:span></text:span><text:span text:style-name="Fonte_20_parág._20_padrão"><text:span text:style-name="T8">la 1, e descritos</text:span></text:span></text:p>
            <text:p text:style-name="P21">de seguida:</text:p>
            <text:p text:style-name="P20"><text:span text:style-name="Fonte_20_parág._20_padrão"><text:span text:style-name="T13"></text:span></text:span><text:span text:style-name="Fonte_20_parág._20_padrão"><text:span text:style-name="T13"></text:span></text:span><text:span text:style-name="Fonte_20_parág._20_padrão"><text:span text:style-name="T14">Proprietário/Comercial </text:span></text:span><text:span text:style-name="Fonte_20_parág._20_padrão"><text:span text:style-name="T8">– este </text:span></text:span><text:span text:style-name="Fonte_20_parág._20_padrão"><text:span text:style-name="T11">software </text:span></text:span><text:span text:style-name="Fonte_20_parág._20_padrão"><text:span text:style-name="T8">é tipicamente distribuído sob a forma</text:span></text:span></text:p>
            <text:p text:style-name="P20"><text:span text:style-name="Fonte_20_parág._20_padrão"><text:span text:style-name="T8">de binár</text:span></text:span><text:span text:style-name="Fonte_20_parág._20_padrão"><text:span text:style-name="T8">io (executável), unicamente. O seu código </text:span></text:span><text:soft-page-break/><text:span text:style-name="Fonte_20_parág._20_padrão"><text:span text:style-name="T8">fonte não está dispon</text:span></text:span><text:span text:style-name="Fonte_20_parág._20_padrão"><text:span text:style-name="T8">í</text:span></text:span><text:span text:style-name="Fonte_20_parág._20_padrão"><text:span text:style-name="T8">vel.</text:span></text:span></text:p>
            <text:p text:style-name="P20"><text:span text:style-name="Fonte_20_parág._20_padrão"><text:span text:style-name="T13"></text:span></text:span><text:span text:style-name="Fonte_20_parág._20_padrão"><text:span text:style-name="T13"></text:span></text:span><text:span text:style-name="Fonte_20_parág._20_padrão"><text:span text:style-name="T15">Shareware </text:span></text:span><text:span text:style-name="Fonte_20_parág._20_padrão"><text:span text:style-name="T8">– o </text:span></text:span><text:span text:style-name="Fonte_20_parág._20_padrão"><text:span text:style-name="T11">software </text:span></text:span><text:span text:style-name="Fonte_20_parág._20_padrão"><text:span text:style-name="T8">disponib</text:span></text:span><text:span text:style-name="Fonte_20_parág._20_padrão"><text:span text:style-name="T8">i</text:span></text:span><text:span text:style-name="Fonte_20_parág._20_padrão"><text:span text:style-name="T8">lizado sob esta forma é usualmente gratuito</text:span></text:span></text:p>
            <text:p text:style-name="P20"><text:span text:style-name="Fonte_20_parág._20_padrão"><text:span text:style-name="T8">durante um período inicial, mas g</text:span></text:span><text:span text:style-name="Fonte_20_parág._20_padrão"><text:span text:style-name="T8">e</text:span></text:span><text:span text:style-name="Fonte_20_parág._20_padrão"><text:span text:style-name="T8">ralmente após o período de teste a licença</text:span></text:span></text:p>
            <text:p text:style-name="P21">tem de ser adquirida. O código fonte não está disponível.</text:p>
            <text:p text:style-name="P20"><text:span text:style-name="Fonte_20_parág._20_padrão"><text:span text:style-name="T13"></text:span></text:span><text:span text:style-name="Fonte_20_parág._20_padrão"><text:span text:style-name="T13"></text:span></text:span><text:span text:style-name="Fonte_20_parág._20_padrão"><text:span text:style-name="T15">Freeware </text:span></text:span><text:span text:style-name="Fonte_20_parág._20_padrão"><text:span text:style-name="T8">– para este formato não existe qualquer custo de licenciame</text:span></text:span><text:span text:style-name="Fonte_20_parág._20_padrão"><text:span text:style-name="T8">n</text:span></text:span><text:span text:style-name="Fonte_20_parág._20_padrão"><text:span text:style-name="T8">to, pelo</text:span></text:span></text:p>
            <text:p text:style-name="P20"><text:span text:style-name="Fonte_20_parág._20_padrão"><text:span text:style-name="T8">menos no que diz respeito ao produto </text:span></text:span><text:span text:style-name="Fonte_20_parág._20_padrão"><text:span text:style-name="T11">freeware</text:span></text:span><text:span text:style-name="Fonte_20_parág._20_padrão"><text:span text:style-name="T8">. O mesmo poderá não</text:span></text:span></text:p>
            <text:p text:style-name="P18">acontecer para um produto complementar. O código fonte não está disponível.</text:p>
            <text:p text:style-name="P20"><text:span text:style-name="Fonte_20_parág._20_padrão"><text:span text:style-name="T13"></text:span></text:span><text:span text:style-name="Fonte_20_parág._20_padrão"><text:span text:style-name="T13"></text:span></text:span><text:span text:style-name="Fonte_20_parág._20_padrão"><text:span text:style-name="T15">Open S</text:span></text:span><text:span text:style-name="Fonte_20_parág._20_padrão"><text:span text:style-name="T15">ource Software </text:span></text:span><text:span text:style-name="Fonte_20_parág._20_padrão"><text:span text:style-name="T14">(OSS) </text:span></text:span><text:span text:style-name="Fonte_20_parág._20_padrão"><text:span text:style-name="T8">– o código fonte deste </text:span></text:span><text:span text:style-name="Fonte_20_parág._20_padrão"><text:span text:style-name="T11">software </text:span></text:span><text:span text:style-name="Fonte_20_parág._20_padrão"><text:span text:style-name="T8">encontra-se</text:span></text:span></text:p>
            <text:p text:style-name="P20"><text:span text:style-name="Fonte_20_parág._20_padrão"><text:span text:style-name="T8">disponível. Considera-se a existência de OSS comercial (por vezes </text:span></text:span><text:span text:style-name="Fonte_20_parág._20_padrão"><text:span text:style-name="T11">softw</text:span></text:span><text:span text:style-name="Fonte_20_parág._20_padrão"><text:span text:style-name="T11">a</text:span></text:span><text:span text:style-name="Fonte_20_parág._20_padrão"><text:span text:style-name="T11">re</text:span></text:span></text:p>
            <text:p text:style-name="P20"><text:span text:style-name="Fonte_20_parág._20_padrão"><text:span text:style-name="T8">que foi anteriormente de código f</text:span></text:span><text:span text:style-name="Fonte_20_parág._20_padrão"><text:span text:style-name="T8">e</text:span></text:span><text:span text:style-name="Fonte_20_parág._20_padrão"><text:span text:style-name="T8">chado</text:span></text:span><text:span text:style-name="Fonte_20_parág._20_padrão"><text:span text:style-name="T9">5 </text:span></text:span><text:span text:style-name="Fonte_20_parág._20_padrão"><text:span text:style-name="T8">mas que viu o seu código fo</text:span></text:span><text:span text:style-name="Fonte_20_parág._20_padrão"><text:span text:style-name="T8">n</text:span></text:span><text:span text:style-name="Fonte_20_parág._20_padrão"><text:span text:style-name="T8">te ser</text:span></text:span></text:p>
            <text:p text:style-name="P21">libertado) e OSS não-comercial, que pode ser obtido através de um sítio na</text:p>
            <text:p text:style-name="P21">Internet. A principal <text:soft-page-break/>característica do OSS consiste no facto dos seus</text:p>
            <text:p text:style-name="P20"><text:span text:style-name="Fonte_20_parág._20_padrão"><text:span text:style-name="T8">utilizadores poderem livremente ut</text:span></text:span><text:span text:style-name="Fonte_20_parág._20_padrão"><text:span text:style-name="T8">i</text:span></text:span><text:span text:style-name="Fonte_20_parág._20_padrão"><text:span text:style-name="T8">lizar, modificar e redistribuir o </text:span></text:span><text:span text:style-name="Fonte_20_parág._20_padrão"><text:span text:style-name="T11">so</text:span></text:span><text:span text:style-name="Fonte_20_parág._20_padrão"><text:span text:style-name="T11">f</text:span></text:span><text:span text:style-name="Fonte_20_parág._20_padrão"><text:span text:style-name="T11">tware</text:span></text:span><text:span text:style-name="Fonte_20_parág._20_padrão"><text:span text:style-name="T8">.</text:span></text:span></text:p>
            <text:p text:style-name="P21">No entanto, existem um conjunto considerável de licenças OSS, que diferem</text:p>
            <text:p text:style-name="P16"><text:span text:style-name="Fonte_20_parág._20_padrão"><text:span text:style-name="T8">em termos de direito de utilização comercial e outros aspectos. </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 open source pode ser considerado um derivado do software livre ... <text:s/></text:p>
          </table:table-cell>
          <table:table-cell table:style-name="Tabela1.A2" office:value-type="string">
            <text:p text:style-name="P3"/>
          </table:table-cell>
          <table:table-cell table:style-name="Tabela1.E2" office:value-type="string">
            <text:p text:style-name="P20"><text:span text:style-name="Fonte_20_parág._20_padrão"><text:span text:style-name="T8">O conceito de “</text:span></text:span><text:span text:style-name="Fonte_20_parág._20_padrão"><text:span text:style-name="T11">software </text:span></text:span><text:span text:style-name="Fonte_20_parág._20_padrão"><text:span text:style-name="T8">livre” pr</text:span></text:span><text:span text:style-name="Fonte_20_parág._20_padrão"><text:span text:style-name="T8">o</text:span></text:span><text:span text:style-name="Fonte_20_parág._20_padrão"><text:span text:style-name="T8">movido pela FSF constituiu o antec</text:span></text:span><text:span text:style-name="Fonte_20_parág._20_padrão"><text:span text:style-name="T8">e</text:span></text:span><text:span text:style-name="Fonte_20_parág._20_padrão"><text:span text:style-name="T8">dente direto do OSS. De acordo com a FSF, o </text:span></text:span><text:span text:style-name="Fonte_20_parág._20_padrão"><text:span text:style-name="T11">software </text:span></text:span><text:span text:style-name="Fonte_20_parág._20_padrão"><text:span text:style-name="T8">livre deverá perm</text:span></text:span><text:span text:style-name="Fonte_20_parág._20_padrão"><text:span text:style-name="T8">i</text:span></text:span><text:span text:style-name="Fonte_20_parág._20_padrão"><text:span text:style-name="T8">tir </text:span></text:span><text:span text:style-name="Fonte_20_parág._20_padrão"><text:span text:style-name="T8">quatro liberdades fundamentais (Free Software Foundation, 2010):</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8"><text:span text:style-name="Fonte_20_parág._20_padrão"><text:span text:style-name="T11">Berkeley Software Distribution </text:span></text:span><text:span text:style-name="Fonte_20_parág._20_padrão"><text:span text:style-name="T8">(BSD)</text:span></text:span></text:p>
            <text:p text:style-name="P3">Permite a qualquer pessoa modificar, copiar o código fonte de um software sem a necessidade de disponibiliza-lo de forma gratuita ou ainda cobrar oferecendo apenas o código binário. </text:p>
          </table:table-cell>
          <table:table-cell table:style-name="Tabela1.A2" office:value-type="string">
            <text:p text:style-name="P3"/>
          </table:table-cell>
          <table:table-cell table:style-name="Tabela1.E2" office:value-type="string">
            <text:p text:style-name="P20"><text:span text:style-name="Fonte_20_parág._20_padrão"><text:span text:style-name="T8">Durante os anos 80, alguns projectos adoptaram abordagens diferentes, como foi o</text:span></text:span></text:p>
            <text:p text:style-name="P20"><text:span text:style-name="Fonte_20_parág._20_padrão"><text:span text:style-name="T10">caso do </text:span></text:span><text:span text:style-name="Fonte_20_parág._20_padrão"><text:span text:style-name="T12">Berkeley Software Distrib</text:span></text:span><text:span text:style-name="Fonte_20_parág._20_padrão"><text:span text:style-name="T12">u</text:span></text:span><text:span text:style-name="Fonte_20_parág._20_padrão"><text:span text:style-name="T12">tion </text:span></text:span><text:span text:style-name="Fonte_20_parág._20_padrão"><text:span text:style-name="T10">(BSD). </text:span></text:span><text:span text:style-name="Fonte_20_parág._20_padrão"><text:span text:style-name="T8">Esta licença também permite a todos a</text:span></text:span></text:p>
            <text:p text:style-name="P20"><text:span text:style-name="Fonte_20_parág._20_padrão"><text:span text:style-name="T8">cópia ou a livre modificação do cód</text:span></text:span><text:span text:style-name="Fonte_20_parág._20_padrão"><text:span text:style-name="T8">i</text:span></text:span><text:span text:style-name="Fonte_20_parág._20_padrão"><text:span text:style-name="T8">go fonte, no entanto é menos restrit</text:span></text:span><text:span text:style-name="Fonte_20_parág._20_padrão"><text:span text:style-name="T8">i</text:span></text:span><text:span text:style-name="Fonte_20_parág._20_padrão"><text:span text:style-name="T8">va que a</text:span></text:span></text:p>
            <text:p text:style-name="P20"><text:span text:style-name="Fonte_20_parág._20_padrão"><text:span text:style-name="T8">GPL: </text:span></text:span><text:span text:style-name="Fonte_20_parág._20_padrão"><text:span text:style-name="T8">qualquer pessoa pode modificar </text:span></text:span><text:span text:style-name="Fonte_20_parág._20_padrão"><text:span text:style-name="T8">o programa original </text:span></text:span><text:soft-page-break/><text:span text:style-name="Fonte_20_parág._20_padrão"><text:span text:style-name="T8">e distribuí-lo através do</text:span></text:span></text:p>
            <text:p text:style-name="P20"><text:span text:style-name="Fonte_20_parág._20_padrão"><text:span text:style-name="T8">pagamento de um valor sem dispon</text:span></text:span><text:span text:style-name="Fonte_20_parág._20_padrão"><text:span text:style-name="T8">i</text:span></text:span><text:span text:style-name="Fonte_20_parág._20_padrão"><text:span text:style-name="T8">bilizar o código fonte de forma gr</text:span></text:span><text:span text:style-name="Fonte_20_parág._20_padrão"><text:span text:style-name="T8">a</text:span></text:span><text:span text:style-name="Fonte_20_parág._20_padrão"><text:span text:style-name="T8">tuita, desde</text:span></text:span></text:p>
            <text:p text:style-name="P20"><text:span text:style-name="Fonte_20_parág._20_padrão"><text:span text:style-name="T8">que reconheça a fonte original, ou seja, a Universidade da Califórnia em </text:span></text:span><text:span text:style-name="Fonte_20_parág._20_padrão"><text:span text:style-name="T11">Berkeley</text:span></text:span><text:span text:style-name="Fonte_20_parág._20_padrão"><text:span text:style-name="T8">,</text:span></text:span></text:p>
            <text:p text:style-name="P16"><text:span text:style-name="Fonte_20_parág._20_padrão"><text:span text:style-name="T8">necessidade que</text:span></text:span><text:span text:style-name="Fonte_20_parág._20_padrão"><text:span text:style-name="T8"> já não se coloca actualmente.</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Nos anos 80 (oitenta) os softwares desenvolvidos de forma colaborativa tinham como principal licença GPL.</text:p>
            <text:p text:style-name="P3"/>
            <text:p text:style-name="P8"><text:span text:style-name="Fonte_20_parág._20_padrão"><text:span text:style-name="T1">Na década subsequente passou-se a adotar novas alternativas de licença, citando como exemplo, a </text:span></text:span><text:span text:style-name="Fonte_20_parág._20_padrão"><text:span text:style-name="T8">“</text:span></text:span><text:span text:style-name="Fonte_20_parág._20_padrão"><text:span text:style-name="T11">Debian Free Software Guidelines</text:span></text:span><text:span text:style-name="Fonte_20_parág._20_padrão"><text:span text:style-name="T8">”. Esta licença </text:span></text:span><text:span text:style-name="Fonte_20_parág._20_padrão"><text:span text:style-name="T8">era mais suscetível à agregação de código fonte desenvolvido colaborativamente com código proprietário.</text:span></text:span></text:p>
            <text:p text:style-name="P22"/>
            <text:p text:style-name="P20"><text:span text:style-name="Fonte_20_parág._20_padrão"><text:span text:style-name="T11">“Open Source Initiative </text:span></text:span><text:span text:style-name="Fonte_20_parág._20_padrão"><text:span text:style-name="T8">(OSI), fundada com o objectivo de estabelecer uma abo</text:span></text:span><text:span text:style-name="Fonte_20_parág._20_padrão"><text:span text:style-name="T8">r</text:span></text:span><text:span text:style-name="Fonte_20_parág._20_padrão"><text:span text:style-name="T8">dagem mais pragmática ao licenciamento de </text:span></text:span><text:span text:style-name="Fonte_20_parág._20_padrão"><text:span text:style-name="T11">software.</text:span></text:span><text:span text:style-name="Fonte_20_parág._20_padrão"><text:span text:style-name="T8"> O seu objectivo passa</text:span></text:span><text:span text:style-name="Fonte_20_parág._20_padrão"><text:span text:style-name="T8">va por promover a utilização comercial do OSS porque acreditavam que quer a comunid</text:span></text:span><text:span text:style-name="Fonte_20_parág._20_padrão"><text:span text:style-name="T8">a</text:span></text:span><text:span text:style-name="Fonte_20_parág._20_padrão"><text:span text:style-name="T8">de envolvida no</text:span></text:span></text:p>
            <text:p text:style-name="P20"><text:span text:style-name="Fonte_20_parág._20_padrão"><text:span text:style-name="T11">software </text:span></text:span><text:span text:style-name="Fonte_20_parág._20_padrão"><text:span text:style-name="T8">livre/</text:span></text:span><text:span text:style-name="Fonte_20_parág._20_padrão"><text:span text:style-name="T11">open source </text:span></text:span><text:span text:style-name="Fonte_20_parág._20_padrão"><text:span text:style-name="T8">como o </text:span></text:span><text:soft-page-break/><text:span text:style-name="Fonte_20_parág._20_padrão"><text:span text:style-name="T8">mundo empresarial podiam beneficiar de uma di</text:span></text:span><text:span text:style-name="Fonte_20_parág._20_padrão"><text:span text:style-name="T8">s</text:span></text:span><text:span text:style-name="Fonte_20_parág._20_padrão"><text:span text:style-name="T8">seminação mais alargada deste tipo de </text:span></text:span><text:span text:style-name="Fonte_20_parág._20_padrão"><text:span text:style-name="T11">so</text:span></text:span><text:span text:style-name="Fonte_20_parág._20_padrão"><text:span text:style-name="T11">f</text:span></text:span><text:span text:style-name="Fonte_20_parág._20_padrão"><text:span text:style-name="T11">tware”</text:span></text:span></text:p>
            <text:p text:style-name="P22"/>
            <text:p text:style-name="P20"><text:span text:style-name="Fonte_20_parág._20_padrão"><text:span text:style-name="T8">.</text:span></text:span></text:p>
          </table:table-cell>
          <table:table-cell table:style-name="Tabela1.A2" office:value-type="string">
            <text:p text:style-name="P3"/>
          </table:table-cell>
          <table:table-cell table:style-name="Tabela1.E2" office:value-type="string">
            <text:p text:style-name="P20"><text:span text:style-name="Fonte_20_parág._20_padrão"><text:span text:style-name="T8">Outra inovação surgida n</text:span></text:span><text:span text:style-name="Fonte_20_parág._20_padrão"><text:span text:style-name="T8">este período foi a proliferação de abordagens a</text:span></text:span><text:span text:style-name="Fonte_20_parág._20_padrão"><text:span text:style-name="T8">l</text:span></text:span><text:span text:style-name="Fonte_20_parág._20_padrão"><text:span text:style-name="T8">ternativas ao</text:span></text:span></text:p>
            <text:p text:style-name="P20"><text:span text:style-name="Fonte_20_parág._20_padrão"><text:span text:style-name="T8">licenciamento de </text:span></text:span><text:span text:style-name="Fonte_20_parág._20_padrão"><text:span text:style-name="T11">software </text:span></text:span><text:span text:style-name="Fonte_20_parág._20_padrão"><text:span text:style-name="T8">desenvo</text:span></text:span><text:span text:style-name="Fonte_20_parág._20_padrão"><text:span text:style-name="T8">l</text:span></text:span><text:span text:style-name="Fonte_20_parág._20_padrão"><text:span text:style-name="T8">vido cooperativamente. Durante os anos 80, a</text:span></text:span></text:p>
            <text:p text:style-name="P20"><text:span text:style-name="Fonte_20_parág._20_padrão"><text:span text:style-name="T8">GPL era o esquema de licenciamento dominante para o </text:span></text:span><text:span text:style-name="Fonte_20_parág._20_padrão"><text:span text:style-name="T11">software </text:span></text:span><text:span text:style-name="Fonte_20_parág._20_padrão"><text:span text:style-name="T8">desenvo</text:span></text:span><text:span text:style-name="Fonte_20_parág._20_padrão"><text:span text:style-name="T8">l</text:span></text:span><text:span text:style-name="Fonte_20_parág._20_padrão"><text:span text:style-name="T8">vido através</text:span></text:span></text:p>
            <text:p text:style-name="P18">deste processo. Esta realidade alterou-se consideravelmente durante a década de 90.</text:p>
            <text:p text:style-name="P20"><text:span text:style-name="Fonte_20_parág._20_padrão"><text:span text:style-name="T8">Em particular, a Debian, uma organ</text:span></text:span><text:span text:style-name="Fonte_20_parág._20_padrão"><text:span text:style-name="T8">i</text:span></text:span><text:span text:style-name="Fonte_20_parág._20_padrão"><text:span text:style-name="T8">zação criada para dissiminar o GNU/Linux,</text:span></text:span></text:p>
            <text:p text:style-name="P20"><text:span text:style-name="Fonte_20_parág._20_padrão"><text:span text:style-name="T8">desenvolveu o “</text:span></text:span><text:span text:style-name="Fonte_20_parág._20_padrão"><text:span text:style-name="T11">Debian Free Softw</text:span></text:span><text:span text:style-name="Fonte_20_parág._20_padrão"><text:span text:style-name="T11">a</text:span></text:span><text:span text:style-name="Fonte_20_parág._20_padrão"><text:span text:style-name="T11">re Guidelines</text:span></text:span><text:span text:style-name="Fonte_20_parág._20_padrão"><text:span text:style-name="T8">” em 1995. Estas orie</text:span></text:span><text:span text:style-name="Fonte_20_parág._20_padrão"><text:span text:style-name="T8">n</text:span></text:span><text:span text:style-name="Fonte_20_parág._20_padrão"><text:span text:style-name="T8">tações</text:span></text:span></text:p>
            <text:p text:style-name="P20"><text:span text:style-name="Fonte_20_parág._20_padrão"><text:span text:style-name="T8">permitiram a quem licenciava uma maior flexibilidade </text:span></text:span><text:span text:style-name="Fonte_20_parág._20_padrão"><text:span text:style-name="T8">na </text:span></text:span><text:soft-page-break/><text:span text:style-name="Fonte_20_parág._20_padrão"><text:span text:style-name="T8">utilização do </text:span></text:span><text:span text:style-name="Fonte_20_parág._20_padrão"><text:span text:style-name="T11">software</text:span></text:span><text:span text:style-name="Fonte_20_parág._20_padrão"><text:span text:style-name="T8">,</text:span></text:span></text:p>
            <text:p text:style-name="P20"><text:span text:style-name="Fonte_20_parág._20_padrão"><text:span text:style-name="T8">incluindo o direito de aglutinar cód</text:span></text:span><text:span text:style-name="Fonte_20_parág._20_padrão"><text:span text:style-name="T8">i</text:span></text:span><text:span text:style-name="Fonte_20_parág._20_padrão"><text:span text:style-name="T8">go fonte desenvolvido cooperativ</text:span></text:span><text:span text:style-name="Fonte_20_parág._20_padrão"><text:span text:style-name="T8">a</text:span></text:span><text:span text:style-name="Fonte_20_parág._20_padrão"><text:span text:style-name="T8">mente com</text:span></text:span></text:p>
            <text:p text:style-name="P20"><text:span text:style-name="Fonte_20_parág._20_padrão"><text:span text:style-name="T8">código proprietário. Estas disposições foram adoptadas em 1997 por alg</text:span></text:span><text:span text:style-name="Fonte_20_parág._20_padrão"><text:span text:style-name="T8">u</text:span></text:span><text:span text:style-name="Fonte_20_parág._20_padrão"><text:span text:style-name="T8">mas pessoas</text:span></text:span></text:p>
            <text:p text:style-name="P20"><text:span text:style-name="Fonte_20_parág._20_padrão"><text:span text:style-name="T8">envolvidas no desenvolvimento de </text:span></text:span><text:span text:style-name="Fonte_20_parág._20_padrão"><text:span text:style-name="T11">software </text:span></text:span><text:span text:style-name="Fonte_20_parág._20_padrão"><text:span text:style-name="T8">cooperativo, tendo a par</text:span></text:span><text:span text:style-name="Fonte_20_parág._20_padrão"><text:span text:style-name="T8">tir daí nascido a</text:span></text:span></text:p>
            <text:p text:style-name="P20"><text:span text:style-name="Fonte_20_parág._20_padrão"><text:span text:style-name="T11">Open Source Initiative </text:span></text:span><text:span text:style-name="Fonte_20_parág._20_padrão"><text:span text:style-name="T8">(OSI), fund</text:span></text:span><text:span text:style-name="Fonte_20_parág._20_padrão"><text:span text:style-name="T8">a</text:span></text:span><text:span text:style-name="Fonte_20_parág._20_padrão"><text:span text:style-name="T8">da com o objectivo de estabelecer uma abordagem</text:span></text:span></text:p>
            <text:p text:style-name="P16"><text:span text:style-name="Fonte_20_parág._20_padrão"><text:span text:style-name="T8">mais pragmática ao licenciamento de </text:span></text:span><text:span text:style-name="Fonte_20_parág._20_padrão"><text:span text:style-name="T11">software</text:span></text:span></text:p>
            <text:p text:style-name="P20"><text:span text:style-name="Fonte_20_parág._20_padrão"><text:span text:style-name="T8">O seu objectivo passava por prom</text:span></text:span><text:span text:style-name="Fonte_20_parág._20_padrão"><text:span text:style-name="T8">o</text:span></text:span><text:span text:style-name="Fonte_20_parág._20_padrão"><text:span text:style-name="T8">ver a</text:span></text:span></text:p>
            <text:p text:style-name="P20"><text:span text:style-name="Fonte_20_parág._20_padrão"><text:span text:style-name="T8">utilização comercial do OSS porque acreditavam que quer a comunidade </text:span></text:span><text:span text:style-name="Fonte_20_parág._20_padrão"><text:span text:style-name="T8">envolvida no</text:span></text:span></text:p>
            <text:p text:style-name="P20"><text:span text:style-name="Fonte_20_parág._20_padrão"><text:span text:style-name="T11">software </text:span></text:span><text:span text:style-name="Fonte_20_parág._20_padrão"><text:span text:style-name="T8">livre/</text:span></text:span><text:span text:style-name="Fonte_20_parág._20_padrão"><text:span text:style-name="T11">open source </text:span></text:span><text:span text:style-name="Fonte_20_parág._20_padrão"><text:span text:style-name="T8">como o mundo empresarial podiam benefic</text:span></text:span><text:span text:style-name="Fonte_20_parág._20_padrão"><text:span text:style-name="T8">i</text:span></text:span><text:span text:style-name="Fonte_20_parág._20_padrão"><text:span text:style-name="T8">ar de uma</text:span></text:span></text:p>
            <text:p text:style-name="P16"><text:span text:style-name="Fonte_20_parág._20_padrão"><text:span text:style-name="T8">dessiminação mais alargada deste tipo de </text:span></text:span><text:span text:style-name="Fonte_20_parág._20_padrão"><text:span text:style-name="T11">software</text:span></text:span><text:span text:style-name="Fonte_20_parág._20_padrão"><text:span text:style-name="T8">.</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text:soft-page-break/>portuguesa: Factores determinandes na sua adopção. Dissertação (Mestrado). Instituto Universitário de Lisboa, 2010.</text:p>
          </table:table-cell>
          <table:table-cell table:style-name="Tabela1.A2" office:value-type="string">
            <text:p text:style-name="P3">Uma empresa que ganhou notoriedade em 1998 foi a Netscape ao disponibilizar o código fonte do seu navegador.</text:p>
          </table:table-cell>
          <table:table-cell table:style-name="Tabela1.A2" office:value-type="string">
            <text:p text:style-name="P3">28</text:p>
          </table:table-cell>
          <table:table-cell table:style-name="Tabela1.E2" office:value-type="string">
            <text:p text:style-name="P20"><text:span text:style-name="Fonte_20_parág._20_padrão"><text:span text:style-name="T8">Em 1998, A Netscape foi a pr</text:span></text:span><text:span text:style-name="Fonte_20_parág._20_padrão"><text:span text:style-name="T8">imeira empresa de destaque a lançar um </text:span></text:span><text:span text:style-name="Fonte_20_parág._20_padrão"><text:span text:style-name="T11">software </text:span></text:span><text:span text:style-name="Fonte_20_parág._20_padrão"><text:span text:style-name="T8">proprietário como </text:span></text:span><text:soft-page-break/><text:span text:style-name="Fonte_20_parág._20_padrão"><text:span text:style-name="T8">OSS.</text:span></text:span></text:p>
          </table:table-cell>
        </table:table-row>
        <table:table-row>
          <table:table-cell table:style-name="Tabela1.A2" office:value-type="string">
            <text:p text:style-name="P3"/>
          </table:table-cell>
          <table:table-cell table:style-name="Tabela1.A2" office:value-type="string">
            <text:p text:style-name="P20"><text:span text:style-name="Fonte_20_parág._20_padrão"><text:span text:style-name="T16">Guia Livre. Referência de Migração para Software Livre do Governo Federal /Organizado por Grupo de Trabalho Migração para Software Livre.</text:span></text:span></text:p>
            <text:p text:style-name="P8"><text:span text:style-name="Fonte_20_parág._20_padrão"><text:span text:style-name="T16">Brasília, 2005</text:span></text:span></text:p>
          </table:table-cell>
          <table:table-cell table:style-name="Tabela1.A2" office:value-type="string">
            <text:p text:style-name="P3">As instituições públicas se beneficiam pelo uso do software livre com nível de segurança proporcionado, permitindo auditar o sistema, eliminação de renovação constante de licença, independência de fornecedor e o emprego de padrões abertos.</text:p>
            <text:p text:style-name="P3"/>
            <text:p text:style-name="P3"/>
          </table:table-cell>
          <table:table-cell table:style-name="Tabela1.A2" office:value-type="string">
            <text:p text:style-name="P3"/>
          </table:table-cell>
          <table:table-cell table:style-name="Tabela1.E2" office:value-type="string">
            <text:p text:style-name="P23">em vários momentos, razões para que as instituições públicas</text:p>
            <text:p text:style-name="P20"><text:span text:style-name="Fonte_20_parág._20_padrão"><text:span text:style-name="T17">estabeleçam programas de migração para o </text:span></text:span><text:span text:style-name="Fonte_20_parág._20_padrão"><text:span text:style-name="T18">Software </text:span></text:span><text:span text:style-name="Fonte_20_parág._20_padrão"><text:span text:style-name="T17">Livre, em especial:</text:span></text:span></text:p>
            <text:p text:style-name="P20"><text:span text:style-name="Fonte_20_parág._20_padrão"><text:span text:style-name="T17">• necessidade de adoção de padrões abe</text:span></text:span><text:span text:style-name="Fonte_20_parág._20_padrão"><text:span text:style-name="T17">r</text:span></text:span><text:span text:style-name="Fonte_20_parág._20_padrão"><text:span text:style-name="T17">tos para o Governo Eletrônico (e-Gov);</text:span></text:span></text:p>
            <text:p text:style-name="P20"><text:span text:style-name="Fonte_20_parág._20_padrão"><text:span text:style-name="T17">• nível de segurança proporcionado pelo </text:span></text:span><text:span text:style-name="Fonte_20_parág._20_padrão"><text:span text:style-name="T18">Software </text:span></text:span><text:span text:style-name="Fonte_20_parág._20_padrão"><text:span text:style-name="T17">Livre;</text:span></text:span></text:p>
            <text:p text:style-name="P20"><text:span text:style-name="Fonte_20_parág._20_padrão"><text:span text:style-name="T17">• eliminação de mudanças </text:span></text:span><text:span text:style-name="Fonte_20_parág._20_padrão"><text:span text:style-name="T17">compulsórias que os modelos proprietários impõem periodicamente</text:span></text:span></text:p>
            <text:p text:style-name="P20"><text:span text:style-name="Fonte_20_parág._20_padrão"><text:span text:style-name="T17">a seus usuários, em face da descontinu</text:span></text:span><text:span text:style-name="Fonte_20_parág._20_padrão"><text:span text:style-name="T17">i</text:span></text:span><text:span text:style-name="Fonte_20_parág._20_padrão"><text:span text:style-name="T17">dade de suporte a versões ou soluções;</text:span></text:span></text:p>
            <text:p text:style-name="P23">• independência tecnológica;</text:p>
            <text:p text:style-name="P23">• desenvolvimento de conhecimento local;</text:p>
            <text:p text:style-name="P23">• possibilidade de auditabilidade dos sistemas;</text:p>
            <text:p text:style-name="P19">• independência de fornecedor único.</text:p>
            <text:p text:style-name="P24"/>
            <text:p text:style-name="P20"><text:span text:style-name="Fonte_20_parág._20_padrão"><text:span text:style-name="T19">Tais benefícios, agregados ao fato de que despesas referentes a licenças de uso não são aplicáveis</text:span></text:span></text:p>
            <text:p text:style-name="P20"><text:span text:style-name="Fonte_20_parág._20_padrão"><text:span text:style-name="T19">a soluções baseadas em </text:span></text:span><text:soft-page-break/><text:span text:style-name="Fonte_20_parág._20_padrão"><text:span text:style-name="T20">Software </text:span></text:span><text:span text:style-name="Fonte_20_parág._20_padrão"><text:span text:style-name="T19">Livre, resultam em economia progressiva para seus usuários,</text:span></text:span></text:p>
            <text:p text:style-name="P20"><text:span text:style-name="Fonte_20_parág._20_padrão"><text:span text:style-name="T19">cujos valores podem ser</text:span></text:span><text:span text:style-name="Fonte_20_parág._20_padrão"><text:span text:style-name="T19"> reaplicados em investimentos na área de Tecnologia da Informação.</text:span></text:span></text:p>
            <text:p text:style-name="P20"><text:span text:style-name="Fonte_20_parág._20_padrão"><text:span text:style-name="T19">Assim, a adoção do </text:span></text:span><text:span text:style-name="Fonte_20_parág._20_padrão"><text:span text:style-name="T20">Software </text:span></text:span><text:span text:style-name="Fonte_20_parág._20_padrão"><text:span text:style-name="T19">Livre por parte do Estado é amparada principa</text:span></text:span><text:span text:style-name="Fonte_20_parág._20_padrão"><text:span text:style-name="T19">l</text:span></text:span><text:span text:style-name="Fonte_20_parág._20_padrão"><text:span text:style-name="T19">mente pelos</text:span></text:span></text:p>
            <text:p text:style-name="P20"><text:span text:style-name="Fonte_20_parág._20_padrão"><text:span text:style-name="T19">princípios de Impessoalidade, Eficiência e Razoabilidade</text:span></text:span><text:span text:style-name="Fonte_20_parág._20_padrão"><text:span text:style-name="T21">11</text:span></text:span><text:span text:style-name="Fonte_20_parág._20_padrão"><text:span text:style-name="T19">, visando à melhoria na qualidade dos</text:span></text:span></text:p>
            <text:p text:style-name="P24">serviços prestados e à promoção dos desenvolvimentos tecnológico e social.</text:p>
            <text:p text:style-name="P20"><text:span text:style-name="Fonte_20_parág._20_padrão"><text:span text:style-name="T19">Portanto, o Estado se beneficia diret</text:span></text:span><text:span text:style-name="Fonte_20_parág._20_padrão"><text:span text:style-name="T19">a</text:span></text:span><text:span text:style-name="Fonte_20_parág._20_padrão"><text:span text:style-name="T19">mente com a adoção do </text:span></text:span><text:span text:style-name="Fonte_20_parág._20_padrão"><text:span text:style-name="T20">Software </text:span></text:span><text:span text:style-name="Fonte_20_parág._20_padrão"><text:span text:style-name="T19">Livre, tanto no aspecto</text:span></text:span></text:p>
            <text:p text:style-name="P20"><text:span text:style-name="Fonte_20_parág._20_padrão"><text:span text:style-name="T19">de sua estruturação para atendimento às demandas sociais, como no seu papel de promover</text:span></text:span></text:p>
            <text:p text:style-name="P16"><text:span text:style-name="Fonte_20_parág._20_padrão"><text:span text:style-name="T19">desenvolvimento.</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20"><text:span text:style-name="Fonte_20_parág._20_padrão"><text:span text:style-name="T19">“O </text:span></text:span><text:span text:style-name="Fonte_20_parág._20_padrão"><text:span text:style-name="T20">Software </text:span></text:span><text:span text:style-name="Fonte_20_parág._20_padrão"><text:span text:style-name="T19">Livre não é um tipo diferente de </text:span></text:span><text:span text:style-name="Fonte_20_parág._20_padrão"><text:span text:style-name="T20">software </text:span></text:span><text:span text:style-name="Fonte_20_parág._20_padrão"><text:span text:style-name="T19">e nem uma espécie distinta dentro do gênero </text:span></text:span><text:span text:style-name="Fonte_20_parág._20_padrão"><text:span text:style-name="T20">software</text:span></text:span><text:span text:style-name="Fonte_20_parág._20_padrão"><text:span text:style-name="T19">. Internamente, em sua arquit</text:span></text:span><text:span text:style-name="Fonte_20_parág._20_padrão"><text:span text:style-name="T19">e</text:span></text:span><text:span text:style-name="Fonte_20_parág._20_padrão"><text:span text:style-name="T19">tura, o que chamamos de </text:span></text:span><text:span text:style-name="Fonte_20_parág._20_padrão"><text:span text:style-name="T20">Software </text:span></text:span><text:span text:style-name="Fonte_20_parág._20_padrão"><text:span text:style-name="T19">Livre não tem uma substância técnica diferente daquilo que chamamos</text:span></text:span><text:span text:style-name="Fonte_20_parág._20_padrão"><text:span text:style-name="T19"> de </text:span></text:span><text:span text:style-name="Fonte_20_parág._20_padrão"><text:span text:style-name="T20">software </text:span></text:span><text:span text:style-name="Fonte_20_parág._20_padrão"><text:span text:style-name="T19">proprietário. O modelo do desenvolvimento do que </text:span></text:span><text:soft-page-break/><text:span text:style-name="Fonte_20_parág._20_padrão"><text:span text:style-name="T19">denom</text:span></text:span><text:span text:style-name="Fonte_20_parág._20_padrão"><text:span text:style-name="T19">i</text:span></text:span><text:span text:style-name="Fonte_20_parág._20_padrão"><text:span text:style-name="T19">namos </text:span></text:span><text:span text:style-name="Fonte_20_parág._20_padrão"><text:span text:style-name="T20">Software </text:span></text:span><text:span text:style-name="Fonte_20_parág._20_padrão"><text:span text:style-name="T19">Livre – colaborativo compart</text:span></text:span><text:span text:style-name="Fonte_20_parág._20_padrão"><text:span text:style-name="T19">i</text:span></text:span><text:span text:style-name="Fonte_20_parág._20_padrão"><text:span text:style-name="T19">lhado – e da transmissão de direitos sobre ele é que são diferentes”.</text:span></text:span></text:p>
            <text:p text:style-name="P24"/>
            <text:p text:style-name="P25"/>
          </table:table-cell>
          <table:table-cell table:style-name="Tabela1.A2" office:value-type="string">
            <text:p text:style-name="P3"/>
          </table:table-cell>
          <table:table-cell table:style-name="Tabela1.E2" office:value-type="string">
            <text:p text:style-name="P20"><text:span text:style-name="Fonte_20_parág._20_padrão"><text:span text:style-name="T19">O </text:span></text:span><text:span text:style-name="Fonte_20_parág._20_padrão"><text:span text:style-name="T20">Software </text:span></text:span><text:span text:style-name="Fonte_20_parág._20_padrão"><text:span text:style-name="T19">Livre não é um tipo diferente de </text:span></text:span><text:span text:style-name="Fonte_20_parág._20_padrão"><text:span text:style-name="T20">software </text:span></text:span><text:span text:style-name="Fonte_20_parág._20_padrão"><text:span text:style-name="T19">e nem uma espécie </text:span></text:span><text:span text:style-name="Fonte_20_parág._20_padrão"><text:span text:style-name="T19">distinta dentro do gênero</text:span></text:span></text:p>
            <text:p text:style-name="P20"><text:span text:style-name="Fonte_20_parág._20_padrão"><text:span text:style-name="T20">software</text:span></text:span><text:span text:style-name="Fonte_20_parág._20_padrão"><text:span text:style-name="T19">. Internamente, em sua arquit</text:span></text:span><text:span text:style-name="Fonte_20_parág._20_padrão"><text:span text:style-name="T19">e</text:span></text:span><text:span text:style-name="Fonte_20_parág._20_padrão"><text:span text:style-name="T19">tura, o que chamamos de </text:span></text:span><text:span text:style-name="Fonte_20_parág._20_padrão"><text:span text:style-name="T20">Software </text:span></text:span><text:span text:style-name="Fonte_20_parág._20_padrão"><text:span text:style-name="T19">Livre não tem uma</text:span></text:span></text:p>
            <text:p text:style-name="P20"><text:span text:style-name="Fonte_20_parág._20_padrão"><text:span text:style-name="T19">substância técnica diferente daquilo que chamamos de </text:span></text:span><text:span text:style-name="Fonte_20_parág._20_padrão"><text:span text:style-name="T20">software </text:span></text:span><text:span text:style-name="Fonte_20_parág._20_padrão"><text:span text:style-name="T19">proprietário. O modelo </text:span></text:span><text:soft-page-break/><text:span text:style-name="Fonte_20_parág._20_padrão"><text:span text:style-name="T19">do desenvolvimento</text:span></text:span></text:p>
            <text:p text:style-name="P20"><text:span text:style-name="Fonte_20_parág._20_padrão"><text:span text:style-name="T19">do que denominamos </text:span></text:span><text:span text:style-name="Fonte_20_parág._20_padrão"><text:span text:style-name="T20">Software </text:span></text:span><text:span text:style-name="Fonte_20_parág._20_padrão"><text:span text:style-name="T19">Livre – c</text:span></text:span><text:span text:style-name="Fonte_20_parág._20_padrão"><text:span text:style-name="T19">olaborativo, compartilhado – e da transmissão de direitos sobre ele é que são diferentes.</text:span></text:span></text:p>
            <text:p text:style-name="P24"/>
            <text:p text:style-name="P20"><text:span text:style-name="Fonte_20_parág._20_padrão"><text:span text:style-name="T19">Programa de computador é a expressão de um conjunto organizado de instruções</text:span></text:span></text:p>
            <text:p text:style-name="P20"><text:span text:style-name="Fonte_20_parág._20_padrão"><text:span text:style-name="T19">em linguagem natural ou codificada, contida em suporte físico de qualquer natureza, de e</text:span></text:span><text:span text:style-name="Fonte_20_parág._20_padrão"><text:span text:style-name="T19">mprego</text:span></text:span></text:p>
            <text:p text:style-name="P20"><text:span text:style-name="Fonte_20_parág._20_padrão"><text:span text:style-name="T19">necessário em máquinas automáticas de tratamento da informação, dispositivos, instrumentos ou</text:span></text:span></text:p>
            <text:p text:style-name="P24">equipamentos periféricos, baseados em técnica digital ou análoga, para fazê-los funcionar de modo</text:p>
            <text:p text:style-name="P16"><text:span text:style-name="Fonte_20_parág._20_padrão"><text:span text:style-name="T19">e para fins determinados</text:span></text:span><text:span text:style-name="Fonte_20_parág._20_padrão"><text:span text:style-name="T21">1</text:span></text:span><text:span text:style-name="Fonte_20_parág._20_padrão"><text:span text:style-name="T19">. Essa definição não muda, caso </text:span></text:span><text:span text:style-name="Fonte_20_parág._20_padrão"><text:span text:style-name="T19">o </text:span></text:span><text:span text:style-name="Fonte_20_parág._20_padrão"><text:span text:style-name="T20">software </text:span></text:span><text:span text:style-name="Fonte_20_parág._20_padrão"><text:span text:style-name="T19">seja livre ou proprietário.</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236</text:p>
          </table:table-cell>
          <table:table-cell table:style-name="Tabela1.E2" office:value-type="string">
            <text:p text:style-name="P20"><text:span text:style-name="Fonte_20_parág._20_padrão"><text:span text:style-name="T17">Começar utilizando programas de código aberto na sua própria rede é exemplo para mostrar que a auditabilidade plena é requisito fundamental para conhecer, </text:span></text:span><text:span text:style-name="Fonte_20_parág._20_padrão"><text:span text:style-name="T17">auditar e operar redes de computadores.</text:span></text:span></text:p>
            <text:p text:style-name="P20"><text:span text:style-name="Fonte_20_parág._20_padrão"><text:span text:style-name="T17">Adicionalmente, resolvem-se problemas como a falta de licenciamento para </text:span></text:span><text:soft-page-break/><text:span text:style-name="Fonte_20_parág._20_padrão"><text:span text:style-name="T17">d</text:span></text:span><text:span text:style-name="Fonte_20_parág._20_padrão"><text:span text:style-name="T17">e</text:span></text:span><text:span text:style-name="Fonte_20_parág._20_padrão"><text:span text:style-name="T17">terminados programas e a economia em relação às constantes renovações dessas licenças.</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ext:p text:style-name="P3">Mesmo diante das possibilidades <text:s/>oferecidas pelos softwares open source de poder modificá-lo, não significa que o que foi alterado será utilizado.</text:p>
            <text:p text:style-name="P3"/>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 internet é baseada no processo de e, possibilitam que as pessoas troquem informações constantemente de diversas maneiras, através de compartilhamento de arquivos, conversas em chats, produzindo textos et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O que torna os projetos de código-fonte aberto bem vistos é a identificação das pessoas com a causa ou ferramenta que está sendo desenvolvida. Um grande diferencial pode é a quantidade de pessoas que tem o poder de enxergar o erro e reportar .</text:p>
            <text:p text:style-name="P3"/>
            <text:p text:style-name="P3"/>
            <text:p text:style-name="P3"><text:s/></text:p>
          </table:table-cell>
          <table:table-cell table:style-name="Tabela1.A2" office:value-type="string">
            <text:p text:style-name="P3"/>
          </table:table-cell>
          <table:table-cell table:style-name="Tabela1.E2" office:value-type="string">
            <text:p text:style-name="P17">No que se sustenta a World Wide Web senão pela troca incessante de cópias de arquivos? A observação de Simon (200) destaca que “toda a tecnologia da rede é baseada em intercâmbios de pequenos pedaços de informações enviados de um computador para outro”. E somente por meio deste processo de trocas, tecnicamente viabilizada pelo protocolo http ( hipertext transfer protocol) é que a web pode consolidar-se como a emergência de produção coletiva de conteúdo; produção coletiva esta que se inicia na navegação aleatória com acesso a conteúdos diversos e reproduzíveis, alcançando níveis mais complexos como <text:soft-page-break/>permissões para download de ferramentas e de arquivos prontos, o que foi bem aceito pelo público pela conveniência propiciada.</text:p>
            <text:p text:style-name="P17"/>
            <text:p text:style-name="P17">Talvez o mais curioso – e que trouxe à rede seu elemento inesperado – foi o prazer do internauta não apenas de usufruir do conteúdo oferecido pelos demais, mas também de se sentir à vontade para oferecer suas próprias produções. </text:p>
            <text:p text:style-name="P17"/>
            <text:p text:style-name="P17">O diferencial dos trabalhos em software open source está na velocidade com que o processo se desenrola, apesar da complexidade técnica dos objetos criados e do apurado grau de aperfeiçoamento exigido dos voluntário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275</text:p>
          </table:table-cell>
          <table:table-cell table:style-name="Tabela1.E2" office:value-type="string">
            <text:p text:style-name="P20"><text:span text:style-name="Fonte_20_parág._20_padrão"><text:span text:style-name="T22">Aqui entra a </text:span></text:span><text:span text:style-name="Fonte_20_parág._20_padrão"><text:span text:style-name="T23">Creative Commons</text:span></text:span><text:span text:style-name="Fonte_20_parág._20_padrão"><text:span text:style-name="T24">8</text:span></text:span><text:span text:style-name="Fonte_20_parág._20_padrão"><text:span text:style-name="T22">. A </text:span></text:span><text:span text:style-name="Fonte_20_parág._20_padrão"><text:span text:style-name="T23">Creative Commons </text:span></text:span><text:span text:style-name="Fonte_20_parág._20_padrão"><text:span text:style-name="T22">é uma e</text:span></text:span><text:span text:style-name="Fonte_20_parág._20_padrão"><text:span text:style-name="T22">m</text:span></text:span><text:span text:style-name="Fonte_20_parág._20_padrão"><text:span text:style-name="T22">presa</text:span></text:span></text:p>
            <text:p text:style-name="P26">sem fins lucrativos estabelecida em Massachusetts, mas com sua base estando</text:p>
            <text:p text:style-name="P20"><text:span text:style-name="Fonte_20_parág._20_padrão"><text:span text:style-name="T22">na </text:span></text:span><text:span text:style-name="Fonte_20_parág._20_padrão"><text:span text:style-name="T23">Stanford University</text:span></text:span><text:span text:style-name="Fonte_20_parág._20_padrão"><text:span text:style-name="T22">. Seu obj</text:span></text:span><text:span text:style-name="Fonte_20_parág._20_padrão"><text:span text:style-name="T22">e</text:span></text:span><text:span text:style-name="Fonte_20_parág._20_padrão"><text:span text:style-name="T22">tivo é construir uma camada de </text:span></text:span><text:span text:style-name="Fonte_20_parág._20_padrão"><text:span text:style-name="T23">copyright</text:span></text:span></text:p>
            <text:p text:style-name="P20"><text:soft-page-break/><text:span text:style-name="Fonte_20_parág._20_padrão"><text:span text:style-name="T23">racional </text:span></text:span><text:span text:style-name="Fonte_20_parág._20_padrão"><text:span text:style-name="T22">em cima dos extremos </text:span></text:span><text:span text:style-name="Fonte_20_parág._20_padrão"><text:span text:style-name="T22">que atualmente regem o debate. Isso é feito</text:span></text:span></text:p>
            <text:p text:style-name="P20"><text:span text:style-name="Fonte_20_parág._20_padrão"><text:span text:style-name="T22">para tornar fácil às pessoas con</text:span></text:span><text:span text:style-name="Fonte_20_parág._20_padrão"><text:span text:style-name="T22">s</text:span></text:span><text:span text:style-name="Fonte_20_parág._20_padrão"><text:span text:style-name="T22">truírem em cima do trabalho dos outros, para</text:span></text:span></text:p>
            <text:p text:style-name="P20"><text:span text:style-name="Fonte_20_parág._20_padrão"><text:span text:style-name="T22">tornar simples aos criadores e</text:span></text:span><text:span text:style-name="Fonte_20_parág._20_padrão"><text:span text:style-name="T22">x</text:span></text:span><text:span text:style-name="Fonte_20_parág._20_padrão"><text:span text:style-name="T22">pressarem a liberdade para o</text:span></text:span><text:span text:style-name="Fonte_20_parág._20_padrão"><text:span text:style-name="T22">u</text:span></text:span><text:span text:style-name="Fonte_20_parág._20_padrão"><text:span text:style-name="T22">tros pegarem e</text:span></text:span></text:p>
            <text:p text:style-name="P26">construírem sobre suas obras. Marcações simples, ligadas a descrições compreensíveis</text:p>
            <text:p text:style-name="P16"><text:span text:style-name="Fonte_20_parág._20_padrão"><text:span text:style-name="T22">pelas pessoas, ligadas a licenças bastante fortes, tornam isso possível.</text:span></text:span></text:p>
          </table:table-cell>
        </table:table-row>
        <table:table-row>
          <table:table-cell table:style-name="Tabela1.A2" office:value-type="string">
            <text:p text:style-name="P3"/>
          </table:table-cell>
          <table:table-cell table:style-name="Tabela1.A2" office:value-type="string">
            <text:p text:style-name="P3">MACHADO M. B. et al. Software livre, cultura hacker e o ecossistema da colaboração /</text:p>
            <text:p text:style-name="P3">organização Vicente Macedo de Aguiar ; ilustrações</text:p>
            <text:p text:style-name="P3">Murilo Machado. -- São Paulo: Momento Editorial, 2009.</text:p>
          </table:table-cell>
          <table:table-cell table:style-name="Tabela1.A2" office:value-type="string">
            <text:p text:style-name="P3"/>
          </table:table-cell>
          <table:table-cell table:style-name="Tabela1.A2" office:value-type="string">
            <text:p text:style-name="P3">15</text:p>
          </table:table-cell>
          <table:table-cell table:style-name="Tabela1.E2" office:value-type="string">
            <text:p text:style-name="P17">“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inda segundo o autor pode-se perceber que existem estruturas de trabalho bem definidas e outras mais descentralizadas.</text:p>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 word wide web (www) é o meio que essas comunidades se utilizam para se comunicar, apesar de cada <text:soft-page-break/>iniciativas próprias de encontros ou eventos. Cada uma adota diferentes ferramentas para ampliar a discussão sobre as ferremantas seja em listas de e-mails, fóruns, blogs ou chats.</text:p>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Mesmo diante do grande número de voluntários em nos projetos, muitos hack</text:p>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NimbusRomNo9L-Regu" svg:font-family="NimbusRomNo9L-Regu" style:font-family-generic="system"/>
    <style:font-face style:name="NimbusRomNo9L-ReguItal" svg:font-family="NimbusRomNo9L-ReguItal" style:font-family-generic="system"/>
    <style:font-face style:name="NimbusSanL-Regu" svg:font-family="NimbusSanL-Regu" style:font-family-generic="system"/>
    <style:font-face style:name="SFRM0800" svg:font-family="SFRM0800" style:font-family-generic="system"/>
    <style:font-face style:name="SFRM1200" svg:font-family="SFRM1200" style:font-family-generic="system"/>
    <style:font-face style:name="SFTI1200" svg:font-family="SFTI1200" style:font-family-generic="system"/>
    <style:font-face style:name="Times-Bold" svg:font-family="Times-Bold" style:font-family-generic="system"/>
    <style:font-face style:name="Times-BoldItalic" svg:font-family="Times-BoldItalic" style:font-family-generic="system"/>
    <style:font-face style:name="Times-Italic" svg:font-family="Times-Italic" style:font-family-generic="system"/>
    <style:font-face style:name="Times-Roman" svg:font-family="Times-Roman"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Ligh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Mangal" style:font-size-complex="12.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Numbering_20_Symbols" style:display-name="Numbering Symbols" style:family="text"/>
    <style:style style:name="ListLabel_20_3" style:display-name="ListLabel 3" style:family="text">
      <style:text-properties fo:font-size="10pt" style:font-size-asian="10pt" style:font-name-complex="Symbol"/>
    </style:style>
    <style:style style:name="ListLabel_20_4" style:display-name="ListLabel 4" style:family="text">
      <style:text-properties fo:font-size="10pt" style:font-size-asian="10pt" style:font-name-complex="Courier New"/>
    </style:style>
    <style:style style:name="ListLabel_20_5" style:display-name="ListLabel 5" style:family="text">
      <style:text-properties fo:font-size="10pt" style:font-size-asian="10pt" style:font-name-complex="Wingdings"/>
    </style:style>
    <style:style style:name="Internet_20_link" style:display-name="Internet link" style:family="text" style:parent-style-name="Fonte_20_parág._20_padrão">
      <style:text-properties fo:color="#0000ff" fo:language="pt" fo:country="BR" style:text-underline-style="solid" style:text-underline-width="auto" style:text-underline-color="font-color" style:text-underline-mode="continuous" style:text-overline-mode="continuous" style:text-line-through-mode="continuous" style:language-asian="pt" style:country-asian="BR" style:language-complex="pt" style:country-complex="BR"/>
    </style:style>
    <style:style style:name="Título_20_1_20_Char" style:display-name="Título 1 Char" style:family="text" style:parent-style-name="Fonte_20_parág._20_padrão">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WW_5f_CharLFO1LVL1" style:display-name="WW_CharLFO1LVL1" style:family="text">
      <style:text-properties style:font-name="Symbol" fo:font-size="10pt" style:font-size-asian="10pt" style:font-name-complex="Symbol"/>
    </style:style>
    <style:style style:name="WW_5f_CharLFO1LVL2" style:display-name="WW_CharLFO1LVL2" style:family="text">
      <style:text-properties style:font-name="Courier New" fo:font-size="10pt" style:font-size-asian="10pt" style:font-name-complex="Courier New"/>
    </style:style>
    <style:style style:name="WW_5f_CharLFO1LVL3" style:display-name="WW_CharLFO1LVL3" style:family="text">
      <style:text-properties style:font-name="Wingdings" fo:font-size="10pt" style:font-size-asian="10pt" style:font-name-complex="Wingdings"/>
    </style:style>
    <style:style style:name="WW_5f_CharLFO1LVL4" style:display-name="WW_CharLFO1LVL4" style:family="text">
      <style:text-properties style:font-name="Wingdings" fo:font-size="10pt" style:font-size-asian="10pt" style:font-name-complex="Wingdings"/>
    </style:style>
    <style:style style:name="WW_5f_CharLFO1LVL5" style:display-name="WW_CharLFO1LVL5" style:family="text">
      <style:text-properties style:font-name="Wingdings" fo:font-size="10pt" style:font-size-asian="10pt" style:font-name-complex="Wingdings"/>
    </style:style>
    <style:style style:name="WW_5f_CharLFO1LVL6" style:display-name="WW_CharLFO1LVL6" style:family="text">
      <style:text-properties style:font-name="Wingdings" fo:font-size="10pt" style:font-size-asian="10pt" style:font-name-complex="Wingdings"/>
    </style:style>
    <style:style style:name="WW_5f_CharLFO1LVL7" style:display-name="WW_CharLFO1LVL7" style:family="text">
      <style:text-properties style:font-name="Wingdings" fo:font-size="10pt" style:font-size-asian="10pt" style:font-name-complex="Wingdings"/>
    </style:style>
    <style:style style:name="WW_5f_CharLFO1LVL8" style:display-name="WW_CharLFO1LVL8" style:family="text">
      <style:text-properties style:font-name="Wingdings" fo:font-size="10pt" style:font-size-asian="10pt" style:font-name-complex="Wingdings"/>
    </style:style>
    <style:style style:name="WW_5f_CharLFO1LVL9" style:display-name="WW_CharLFO1LVL9" style:family="text">
      <style:text-properties style:font-name="Wingdings" fo:font-size="10pt" style:font-size-asian="10pt" style:font-name-complex="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Wingdings"/>
      </text:list-level-style-bullet>
      <text:list-level-style-bullet text:level="5" text:style-name="WW_5f_CharLFO1LVL5" text:bullet-char="">
        <style:list-level-properties/>
        <style:text-properties style:font-name="Wingdings"/>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Wingdings"/>
      </text:list-level-style-bullet>
      <text:list-level-style-bullet text:level="8" text:style-name="WW_5f_CharLFO1LVL8" text:bullet-char="">
        <style:list-level-properties/>
        <style:text-properties style:font-name="Wingdings"/>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Thales Pereira</meta:initial-creator>
    <dc:creator>Thales Pereira</dc:creator>
    <meta:creation-date>2011-11-23T23:38:00Z</meta:creation-date>
    <dc:date>2011-12-06T05:18:01</dc:date>
    <meta:editing-cycles>44</meta:editing-cycles>
    <meta:editing-duration>PT2H4M58S</meta:editing-duration>
    <meta:document-statistic meta:table-count="1" meta:image-count="0" meta:object-count="0" meta:page-count="39" meta:paragraph-count="497" meta:word-count="7661" meta:character-count="49971" meta:non-whitespace-character-count="42770"/>
    <meta:template xlink:type="simple" xlink:actuate="onRequest" xlink:title="" xlink:href="Normal"/>
  </office:meta>
</office:document-meta>
</file>